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3A100000051FD2DF0D36A118949.png" manifest:media-type="image/png"/>
  <manifest:file-entry manifest:full-path="Pictures/100000010000024A000000D4415F964DF98C22FA.png" manifest:media-type="image/png"/>
  <manifest:file-entry manifest:full-path="Pictures/10000001000000F00000006F55284249210C9542.png" manifest:media-type="image/png"/>
  <manifest:file-entry manifest:full-path="Pictures/100000010000041000000182431E1FEA30D204BC.png" manifest:media-type="image/png"/>
  <manifest:file-entry manifest:full-path="Pictures/10000001000001490000007A4F2E02859218C0FF.png" manifest:media-type="image/png"/>
  <manifest:file-entry manifest:full-path="Pictures/100000010000028C00000037C85C10BA664E7740.png" manifest:media-type="image/png"/>
  <manifest:file-entry manifest:full-path="Pictures/1000000100000338000001C218AFB274808785A9.png" manifest:media-type="image/png"/>
  <manifest:file-entry manifest:full-path="Pictures/100000010000014D0000015DE7F9BBD67EFF0F03.png" manifest:media-type="image/png"/>
  <manifest:file-entry manifest:full-path="Pictures/100000010000035900000099EFE0F493246AC221.png" manifest:media-type="image/png"/>
  <manifest:file-entry manifest:full-path="Pictures/1000000100000128000000C455670E139DB0B7ED.png" manifest:media-type="image/png"/>
  <manifest:file-entry manifest:full-path="Pictures/100000010000026C000000D25879E7112B686915.png" manifest:media-type="image/png"/>
  <manifest:file-entry manifest:full-path="Pictures/TablePreview1.svm" manifest:media-type=""/>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1DF000000D847D689C5CDC66539.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8D0000008D7B531B46B8050EA6.png" manifest:media-type="image/png"/>
  <manifest:file-entry manifest:full-path="Pictures/1000000100000235000000438E2D4E275B1BD71C.png" manifest:media-type="image/png"/>
  <manifest:file-entry manifest:full-path="Pictures/1000000100000824000001BAA546B8AA7CCE9F30.png" manifest:media-type="image/png"/>
  <manifest:file-entry manifest:full-path="Pictures/100000010000079200000126F52E31CAEDFEA399.png" manifest:media-type="image/png"/>
  <manifest:file-entry manifest:full-path="Pictures/10000001000002E90000015D8D62C83A3744166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ff3838" draw:textarea-horizontal-align="justify" draw:textarea-vertical-align="middle" draw:auto-grow-height="false" fo:min-height="1.447cm" fo:min-width="1.198cm"/>
    </style:style>
    <style:style style:name="gr13" style:family="graphic" style:parent-style-name="standard">
      <style:graphic-properties draw:stroke="none" draw:fill="none" fo:min-height="2.1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6cm" fo:min-width="2.038cm"/>
    </style:style>
    <style:style style:name="gr15" style:family="graphic" style:parent-style-name="standard">
      <style:graphic-properties draw:stroke="none" draw:fill-color="#afeeee" draw:textarea-horizontal-align="justify" draw:textarea-vertical-align="middle" draw:auto-grow-height="false" fo:min-height="4.064cm" fo:min-width="7.65cm"/>
    </style:style>
    <style:style style:name="gr1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7" style:family="graphic" style:parent-style-name="standard">
      <style:graphic-properties draw:stroke="none" draw:fill-color="#ffa500" draw:textarea-horizontal-align="justify" draw:textarea-vertical-align="middle" draw:auto-grow-height="false" fo:min-height="13.507cm" fo:min-width="2.038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0"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3"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4"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6"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8"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9"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2"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4"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5"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39" style:family="graphic" style:parent-style-name="Standard_5f_1">
      <style:graphic-properties draw:stroke="none" draw:fill-color="#d4ea6b" draw:textarea-horizontal-align="justify" draw:textarea-vertical-align="middle" draw:auto-grow-height="false" fo:min-height="26.114cm" fo:min-width="1.288cm"/>
    </style:style>
    <style:style style:name="gr40" style:family="graphic" style:parent-style-name="Standard_5f_1">
      <style:graphic-properties draw:stroke="none" draw:fill-color="#b4c7dc" draw:textarea-horizontal-align="justify" draw:textarea-vertical-align="middle" draw:auto-grow-height="false" fo:min-height="14.281cm" fo:min-width="1.14cm"/>
    </style:style>
    <style:style style:name="gr41" style:family="graphic" style:parent-style-name="standard">
      <style:graphic-properties draw:stroke="none" draw:fill-color="#d4ea6b" draw:textarea-horizontal-align="justify" draw:textarea-vertical-align="middle" draw:auto-grow-height="false" fo:min-height="1.749cm" fo:min-width="7.65cm"/>
    </style:style>
    <style:style style:name="gr4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3"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4"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6"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7"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8" style:family="graphic" style:parent-style-name="Standard_5f_7">
      <style:graphic-properties draw:stroke="none" draw:fill-color="#ffa500" draw:textarea-horizontal-align="justify" draw:textarea-vertical-align="middle" draw:auto-grow-height="false" fo:min-height="13.507cm" fo:min-width="2.038cm"/>
    </style:style>
    <style:style style:name="gr49" style:family="graphic" style:parent-style-name="Standard_5f_7">
      <style:graphic-properties draw:stroke="none" draw:fill-color="#afeeee" draw:textarea-horizontal-align="justify" draw:textarea-vertical-align="middle" draw:auto-grow-height="false" fo:min-height="4.064cm" fo:min-width="7.65cm"/>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4"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6"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7"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8"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59" style:family="graphic" style:parent-style-name="Standard_5f_2">
      <style:graphic-properties draw:stroke="none" draw:fill-color="#355269" draw:textarea-horizontal-align="justify" draw:textarea-vertical-align="middle" draw:auto-grow-height="false" fo:min-height="14.281cm" fo:min-width="1.14cm"/>
    </style:style>
    <style:style style:name="gr6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61"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2"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3" style:family="graphic" style:parent-style-name="Standard_5f_2">
      <style:graphic-properties draw:stroke="none" draw:fill-color="#355269" draw:textarea-horizontal-align="justify" draw:textarea-vertical-align="middle" draw:auto-grow-height="false" fo:min-height="4.459cm" fo:min-width="0.32cm"/>
    </style:style>
    <style:style style:name="gr6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7"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9"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71" style:family="graphic" style:parent-style-name="Standard_5f_5_5f_1">
      <style:graphic-properties draw:stroke="none" draw:fill-color="#ff5429" draw:textarea-horizontal-align="justify" draw:textarea-vertical-align="middle" draw:auto-grow-height="false" fo:min-height="14.281cm" fo:min-width="1.14cm"/>
    </style:style>
    <style:style style:name="gr72" style:family="graphic" style:parent-style-name="Standard_5f_5_5f_1">
      <style:graphic-properties draw:stroke="none" draw:fill-color="#3465a4" draw:textarea-horizontal-align="justify" draw:textarea-vertical-align="middle" draw:auto-grow-height="false" fo:min-height="25.965cm" fo:min-width="0.384cm"/>
    </style:style>
    <style:style style:name="gr73"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6"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7"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8"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9"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0"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81"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3" style:family="graphic" style:parent-style-name="standard">
      <style:graphic-properties draw:stroke="none" draw:fill-color="#afeeee" draw:textarea-horizontal-align="justify" draw:textarea-vertical-align="middle" draw:auto-grow-height="false" fo:min-height="2.465cm" fo:min-width="13.334cm"/>
    </style:style>
    <style:style style:name="gr8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5"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6"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7" style:family="graphic" style:parent-style-name="Standard_5f_2">
      <style:graphic-properties draw:stroke="none" draw:fill-color="#b4c7dc" draw:textarea-horizontal-align="justify" draw:textarea-vertical-align="middle" draw:auto-grow-height="false" fo:min-height="4.459cm" fo:min-width="0.32cm"/>
    </style:style>
    <style:style style:name="gr88"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9"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90" style:family="graphic" style:parent-style-name="standard">
      <style:graphic-properties draw:stroke="none" draw:fill-color="#afeeee" draw:textarea-horizontal-align="justify" draw:textarea-vertical-align="middle" draw:auto-grow-height="false" fo:min-height="1.865cm" fo:min-width="7.65cm"/>
    </style:style>
    <style:style style:name="gr91" style:family="graphic" style:parent-style-name="Standard_5f_8">
      <style:graphic-properties draw:stroke="none" draw:fill-color="#ffa500" draw:textarea-horizontal-align="justify" draw:textarea-vertical-align="middle" draw:auto-grow-height="false" fo:min-height="13.506cm" fo:min-width="2.038cm"/>
    </style:style>
    <style:style style:name="gr92" style:family="graphic" style:parent-style-name="Standard_5f_8">
      <style:graphic-properties draw:stroke="none" draw:fill-color="#afeeee" draw:textarea-horizontal-align="justify" draw:textarea-vertical-align="middle" draw:auto-grow-height="false" fo:min-height="4.064cm" fo:min-width="7.65cm"/>
    </style:style>
    <style:style style:name="gr93"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4" style:family="graphic" style:parent-style-name="Standard_5f_2">
      <style:graphic-properties draw:stroke="none" draw:fill="none" fo:min-height="0.788cm"/>
      <style:paragraph-properties style:writing-mode="lr-tb"/>
    </style:style>
    <style:style style:name="gr95" style:family="graphic" style:parent-style-name="Standard_5f_2">
      <style:graphic-properties draw:stroke="none" draw:fill="none" fo:min-height="1.575cm"/>
      <style:paragraph-properties style:writing-mode="lr-tb"/>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7"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8"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9"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00"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1"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02"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03"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4"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5" style:family="graphic" style:parent-style-name="Standard_5f_8">
      <style:graphic-properties draw:stroke="none" draw:fill-color="#d62e4e" draw:textarea-horizontal-align="justify" draw:textarea-vertical-align="middle" draw:auto-grow-height="false" fo:min-height="13.506cm" fo:min-width="2.038cm"/>
    </style:style>
    <style:style style:name="gr106" style:family="graphic" style:parent-style-name="Standard_5f_8">
      <style:graphic-properties draw:stroke="none" draw:fill-color="#ff6d6d" draw:textarea-horizontal-align="justify" draw:textarea-vertical-align="middle" draw:auto-grow-height="false" fo:min-height="3.149cm" fo:min-width="7.65cm"/>
    </style:style>
    <style:style style:name="gr107" style:family="graphic" style:parent-style-name="Standard_5f_8">
      <style:graphic-properties draw:stroke="none" svg:stroke-color="#000000" draw:fill="none" draw:fill-color="#ffffff" draw:auto-grow-height="true" draw:auto-grow-width="false" fo:max-height="0cm" fo:min-height="1.897cm"/>
      <style:paragraph-properties style:writing-mode="lr-tb"/>
    </style:style>
    <style:style style:name="gr108" style:family="graphic" style:parent-style-name="Standard_5f_9">
      <style:graphic-properties draw:stroke="none" draw:fill="none" fo:min-height="3.045cm"/>
      <style:paragraph-properties style:writing-mode="lr-tb"/>
    </style:style>
    <style:style style:name="gr109" style:family="graphic" style:parent-style-name="Standard_5f_5_5f_1">
      <style:graphic-properties draw:stroke="none" draw:fill-color="#ff5429" draw:textarea-horizontal-align="justify" draw:textarea-vertical-align="middle" draw:auto-grow-height="false" fo:min-height="4.459cm" fo:min-width="0.32cm"/>
    </style:style>
    <style:style style:name="gr110"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2.533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title">
      <style:graphic-properties draw:textarea-vertical-align="top" fo:min-height="1.573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title">
      <style:graphic-properties draw:textarea-vertical-align="top" fo:min-height="0.8cm"/>
      <style:paragraph-properties style:writing-mode="lr-tb"/>
    </style:style>
    <style:style style:name="pr29" style:family="presentation" style:parent-style-name="Default-title">
      <style:graphic-properties draw:textarea-vertical-align="top" fo:min-height="2.605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2.4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title">
      <style:graphic-properties draw:textarea-vertical-align="top" fo:min-height="1.423cm"/>
      <style:paragraph-properties style:writing-mode="lr-tb"/>
    </style:style>
    <style:style style:name="pr34" style:family="presentation" style:parent-style-name="Default-title">
      <style:graphic-properties draw:textarea-vertical-align="top" fo:min-height="1.59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5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3.473cm"/>
      <style:paragraph-properties style:writing-mode="lr-tb"/>
    </style:style>
    <style:style style:name="pr40" style:family="presentation" style:parent-style-name="Default-title">
      <style:graphic-properties draw:textarea-vertical-align="top" fo:min-height="5.20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1.873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title">
      <style:graphic-properties draw:textarea-vertical-align="top" fo:min-height="0.86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_5f_-title">
      <style:graphic-properties draw:textarea-vertical-align="top" fo:min-height="1.267cm"/>
      <style:paragraph-properties style:writing-mode="lr-tb"/>
    </style:style>
    <style:style style:name="pr89" style:family="presentation" style:parent-style-name="Default_5f_-outline1" style:list-style-name="L5">
      <style:graphic-properties fo:min-height="11.929cm"/>
      <style:paragraph-properties style:writing-mode="lr-tb"/>
    </style:style>
    <style:style style:name="pr90" style:family="presentation" style:parent-style-name="Default_5f_-notes" style:list-style-name="L1">
      <style:graphic-properties draw:fill-color="#ffffff" draw:auto-grow-height="true" fo:min-height="13.365cm"/>
      <style:paragraph-properties style:writing-mode="lr-tb"/>
    </style:style>
    <style:style style:name="pr91" style:family="presentation" style:parent-style-name="Default-title">
      <style:graphic-properties draw:textarea-vertical-align="top" fo:min-height="5.677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_5f_-title">
      <style:graphic-properties draw:textarea-vertical-align="top" fo:min-height="1.303cm"/>
      <style:paragraph-properties style:writing-mode="lr-tb"/>
    </style:style>
    <style:style style:name="pr94" style:family="presentation" style:parent-style-name="Default_5f_-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color="#ff3838"/>
      <style:paragraph-properties fo:text-align="center"/>
    </style:style>
    <style:style style:name="P22" style:family="paragraph">
      <loext:graphic-properties draw:fill="none"/>
      <style:paragraph-properties fo:text-align="center" style:writing-mode="lr-tb"/>
      <style:text-properties fo:font-size="13.3999996185303pt" fo:language="fr" fo:country="FR"/>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6"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8" style:family="paragraph">
      <loext:graphic-properties draw:fill="none" draw:fill-color="#ffff00"/>
      <style:paragraph-properties fo:text-align="center"/>
    </style:style>
    <style:style style:name="P29" style:family="paragraph">
      <style:paragraph-properties fo:margin-left="0cm" fo:margin-right="0cm" fo:margin-top="0.37cm" fo:margin-bottom="0cm" fo:text-align="start" fo:text-indent="0cm">
        <style:tab-stops/>
      </style:paragraph-properties>
    </style:style>
    <style:style style:name="P30" style:family="paragraph">
      <loext:graphic-properties draw:fill="none" draw:fill-color="#ffffff"/>
      <style:paragraph-properties style:writing-mode="lr-tb"/>
      <style:text-properties fo:font-size="18pt"/>
    </style:style>
    <style:style style:name="P31" style:family="paragraph">
      <style:paragraph-properties fo:text-align="end"/>
    </style:style>
    <style:style style:name="P32" style:family="paragraph">
      <loext:graphic-properties draw:fill="none" draw:fill-color="#ffffff"/>
      <style:paragraph-properties fo:text-align="end" style:writing-mode="lr-tb"/>
      <style:text-properties fo:font-size="18pt"/>
    </style:style>
    <style:style style:name="P33"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4" style:family="paragraph">
      <style:paragraph-properties fo:margin-left="0cm" fo:margin-right="0cm" fo:margin-top="0.497cm" fo:margin-bottom="0cm" fo:text-align="start" fo:text-indent="0cm">
        <style:tab-stops/>
      </style:paragraph-properties>
    </style:style>
    <style:style style:name="P35" style:family="paragraph">
      <style:paragraph-properties fo:text-align="center"/>
      <style:text-properties fo:font-size="32pt" style:font-size-asian="32pt" style:font-size-complex="32pt"/>
    </style:style>
    <style:style style:name="P36" style:family="paragraph">
      <style:paragraph-properties fo:margin-left="0.1cm" fo:margin-right="0cm" fo:margin-top="0cm" fo:margin-bottom="0cm" fo:text-align="start" fo:text-indent="0cm"/>
      <style:text-properties style:font-size-asian="24pt" style:font-size-complex="24pt"/>
    </style:style>
    <style:style style:name="P37" style:family="paragraph">
      <style:paragraph-properties fo:text-align="start"/>
      <style:text-properties fo:font-size="24pt" style:font-size-asian="24pt" style:font-size-complex="24pt"/>
    </style:style>
    <style:style style:name="P38" style:family="paragraph">
      <style:text-properties fo:font-size="24pt" style:font-size-asian="24pt" style:font-size-complex="24pt"/>
    </style:style>
    <style:style style:name="P39" style:family="paragraph">
      <loext:graphic-properties draw:fill-color="#d4ea6b"/>
      <style:paragraph-properties fo:text-align="center"/>
      <style:text-properties fo:language="fr" fo:country="FR"/>
    </style:style>
    <style:style style:name="P40" style:family="paragraph">
      <loext:graphic-properties draw:fill-color="#b4c7dc"/>
      <style:paragraph-properties fo:text-align="center"/>
      <style:text-properties fo:language="fr" fo:country="FR"/>
    </style:style>
    <style:style style:name="P4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2" style:family="paragraph">
      <style:paragraph-properties fo:margin-left="0cm" fo:margin-right="0cm" fo:margin-top="0.495cm" fo:margin-bottom="0cm" fo:text-align="start" fo:text-indent="0cm">
        <style:tab-stops/>
      </style:paragraph-properties>
    </style:style>
    <style:style style:name="P43" style:family="paragraph">
      <loext:graphic-properties draw:fill="none" draw:fill-color="#ffffff"/>
      <style:paragraph-properties fo:text-align="start" style:writing-mode="lr-tb"/>
    </style:style>
    <style:style style:name="P44" style:family="paragraph">
      <style:paragraph-properties fo:margin-left="0cm" fo:margin-right="0cm" fo:margin-top="0.397cm" fo:margin-bottom="0cm" fo:text-align="start" fo:text-indent="0cm">
        <style:tab-stops/>
      </style:paragraph-properties>
    </style:style>
    <style:style style:name="P45"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6"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47"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48"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9" style:family="paragraph">
      <style:paragraph-properties>
        <style:tab-stops>
          <style:tab-stop style:position="18.804cm"/>
        </style:tab-stops>
      </style:paragraph-properties>
    </style:style>
    <style:style style:name="P5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1" style:family="paragraph">
      <loext:graphic-properties draw:fill-color="#355269"/>
      <style:paragraph-properties fo:text-align="center"/>
      <style:text-properties fo:language="fr" fo:country="FR"/>
    </style:style>
    <style:style style:name="P52" style:family="paragraph">
      <loext:graphic-properties draw:fill-color="#158466"/>
      <style:paragraph-properties fo:text-align="center"/>
      <style:text-properties fo:language="fr" fo:country="FR"/>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5" style:family="paragraph">
      <loext:graphic-properties draw:fill-color="#ff5429"/>
      <style:paragraph-properties fo:text-align="center"/>
      <style:text-properties fo:language="fr" fo:country="FR"/>
    </style:style>
    <style:style style:name="P56" style:family="paragraph">
      <style:paragraph-properties fo:text-align="start" style:writing-mode="lr-tb"/>
      <style:text-properties fo:font-size="28pt" fo:language="fr" fo:country="FR" fo:font-weight="bold" style:font-size-asian="28pt" style:font-size-complex="28pt"/>
    </style:style>
    <style:style style:name="P57" style:family="paragraph">
      <loext:graphic-properties draw:fill-color="#3465a4"/>
      <style:paragraph-properties fo:text-align="center"/>
      <style:text-properties fo:language="fr" fo:country="FR"/>
    </style:style>
    <style:style style:name="P5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9" style:family="paragraph">
      <loext:graphic-properties draw:fill="none" draw:fill-color="#ffffff"/>
      <style:paragraph-properties fo:text-align="center" style:writing-mode="lr-tb"/>
    </style:style>
    <style:style style:name="P60" style:family="paragraph">
      <style:paragraph-properties fo:margin-left="0cm" fo:margin-right="0cm" fo:margin-top="0.297cm" fo:margin-bottom="0cm" fo:text-align="start" fo:text-indent="0cm">
        <style:tab-stops/>
      </style:paragraph-properties>
    </style:style>
    <style:style style:name="P61" style:family="paragraph">
      <loext:graphic-properties draw:fill="none" draw:fill-color="#ffffff"/>
      <style:paragraph-properties fo:text-align="end" style:writing-mode="lr-tb"/>
    </style:style>
    <style:style style:name="P6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3" style:family="paragraph">
      <loext:graphic-properties draw:fill-color="#ffd8ce"/>
      <style:paragraph-properties fo:text-align="center"/>
      <style:text-properties fo:language="fr" fo:country="FR"/>
    </style:style>
    <style:style style:name="P64"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5" style:family="paragraph">
      <loext:graphic-properties draw:fill="none" draw:opacity="100%"/>
      <style:paragraph-properties fo:text-align="center"/>
    </style:style>
    <style:style style:name="P66" style:family="paragraph">
      <loext:graphic-properties draw:fill="none" draw:fill-color="#ffffff"/>
      <style:paragraph-properties fo:text-align="start" style:writing-mode="lr-tb"/>
      <style:text-properties fo:font-size="18pt"/>
    </style:style>
    <style:style style:name="P67" style:family="paragraph">
      <loext:graphic-properties draw:fill-color="#d62e4e"/>
      <style:paragraph-properties fo:text-align="center"/>
      <style:text-properties fo:language="fr" fo:country="FR"/>
    </style:style>
    <style:style style:name="P68" style:family="paragraph">
      <loext:graphic-properties draw:fill-color="#ff6d6d"/>
      <style:paragraph-properties fo:text-align="center"/>
      <style:text-properties fo:language="fr" fo:country="FR"/>
    </style:style>
    <style:style style:name="P69" style:family="paragraph">
      <style:paragraph-properties fo:text-align="start" style:writing-mode="lr-tb"/>
      <style:text-properties fo:font-size="48pt" fo:language="fr" fo:country="FR" fo:font-weight="bold" style:font-size-asian="48pt" style:font-size-complex="48pt"/>
    </style:style>
    <style:style style:name="P7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5" style:family="text">
      <style:text-properties fo:font-size="12pt" fo:language="fr" fo:country="FR" fo:font-weight="bold" style:font-size-asian="12pt" style:font-weight-asian="bold" style:font-size-complex="12pt" style:font-weight-complex="bold"/>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8"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19" style:family="text">
      <style:text-properties fo:font-size="18pt"/>
    </style:style>
    <style:style style:name="T20" style:family="text">
      <style:text-properties fo:font-size="18pt" fo:font-weight="bold" style:font-weight-asian="bold" style:font-weight-complex="bold"/>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color="#ffffff" loext:opacity="100%" fo:font-size="32pt" fo:font-weight="bold" style:font-size-asian="32pt" style:font-weight-asian="bold" style:font-size-complex="32pt" style:font-weight-complex="bold"/>
    </style:style>
    <style:style style:name="T26" style:family="text">
      <style:text-properties fo:font-size="24pt" style:font-size-asian="24pt" style:font-size-complex="24pt"/>
    </style:style>
    <style:style style:name="T2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size="20pt" fo:language="fr" fo:country="FR" fo:font-weight="normal" style:font-size-asian="20pt" style:font-weight-asian="normal" style:font-size-complex="20pt" style:font-weight-complex="normal"/>
    </style:style>
    <style:style style:name="T30"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1" style:family="text">
      <style:text-properties fo:color="#ffffff" loext:opacity="100%" fo:font-size="22pt" fo:language="fr" fo:country="FR" style:font-size-asian="22pt" style:font-size-complex="22pt"/>
    </style:style>
    <style:style style:name="T32" style:family="text">
      <style:text-properties fo:color="#ffffff" loext:opacity="100%" fo:font-size="18pt" fo:language="fr" fo:country="FR" style:font-size-asian="18pt" style:font-size-complex="18pt"/>
    </style:style>
    <style:style style:name="T33" style:family="text">
      <style:text-properties fo:color="#ffffff" loext:opacity="100%" fo:font-size="22pt" fo:language="fr" fo:country="FR" fo:font-weight="bold" style:font-size-asian="22pt" style:font-weight-asian="bold" style:font-size-complex="22pt" style:font-weight-complex="bold"/>
    </style:style>
    <style:style style:name="T34" style:family="text">
      <style:text-properties fo:font-size="34pt" fo:font-weight="normal" style:font-size-asian="34pt" style:font-weight-asian="normal" style:font-size-complex="34pt" style:font-weight-complex="normal"/>
    </style:style>
    <style:style style:name="T35" style:family="text">
      <style:text-properties fo:color="#ffffff" loext:opacity="100%" fo:font-size="12pt" fo:language="fr" fo:country="FR" fo:font-weight="bold" style:font-size-asian="12pt" style:font-weight-asian="bold" style:font-size-complex="12pt" style:font-weight-complex="bold"/>
    </style:style>
    <style:style style:name="T36" style:family="text">
      <style:text-properties fo:color="#ffffff" loext:opacity="100%" fo:font-size="12pt" fo:language="fr" fo:country="FR" fo:font-weight="normal" style:font-size-asian="12pt" style:font-weight-asian="normal" style:font-size-complex="12pt" style:font-weight-complex="normal"/>
    </style:style>
    <style:style style:name="T3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font-size="34pt" fo:font-weight="bold" style:font-size-asian="34pt" style:font-weight-asian="bold" style:font-size-complex="34pt" style:font-weight-complex="bold"/>
    </style:style>
    <style:style style:name="T39"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0" style:family="text">
      <style:text-properties fo:font-size="13.3999996185303pt"/>
    </style:style>
    <style:style style:name="T41" style:family="text">
      <style:text-properties fo:font-size="32pt" style:font-size-asian="32pt" style:font-size-complex="32pt"/>
    </style:style>
    <style:style style:name="T42" style:family="text">
      <style:text-properties fo:font-weight="bold" style:font-weight-asian="bold" style:font-weight-complex="bold"/>
    </style:style>
    <style:style style:name="T43" style:family="text">
      <style:text-properties fo:font-size="28pt" fo:language="fr" fo:country="FR" fo:font-weight="bold" style:font-size-asian="28pt" style:font-size-complex="28pt"/>
    </style:style>
    <style:style style:name="T44" style:family="text">
      <style:text-properties fo:font-size="28pt" fo:language="fr" fo:country="FR" fo:font-weight="normal" style:font-size-asian="28pt" style:font-weight-asian="normal" style:font-size-complex="28pt" style:font-weight-complex="normal"/>
    </style:style>
    <style:style style:name="T4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8"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49" style:family="text">
      <style:text-properties fo:color="#ffffff" loext:opacity="100%" fo:font-size="32pt" fo:language="fr" fo:country="FR" fo:font-weight="normal" style:font-size-asian="32pt" style:font-weight-asian="normal" style:font-size-complex="32pt" style:font-weight-complex="normal"/>
    </style:style>
    <style:style style:name="T50" style:family="text">
      <style:text-properties fo:color="#ffffff" loext:opacity="100%" fo:font-size="32pt" fo:language="fr" fo:country="FR" fo:font-weight="bold" style:font-size-asian="32pt" style:font-weight-asian="bold" style:font-size-complex="32pt" style:font-weight-complex="bold"/>
    </style:style>
    <style:style style:name="T51" style:family="text">
      <style:text-properties fo:font-size="32pt" fo:font-weight="bold" style:font-size-asian="32pt" style:font-weight-asian="bold" style:font-size-complex="32pt" style:font-weight-complex="bold"/>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size="21.2000007629395pt"/>
    </style:style>
    <style:style style:name="T54"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5" style:family="text">
      <style:text-properties fo:font-size="34pt" fo:language="fr" fo:country="FR" fo:font-weight="normal" style:font-size-asian="34pt" style:font-weight-asian="normal" style:font-size-complex="34pt" style:font-weight-complex="normal"/>
    </style:style>
    <style:style style:name="T5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7" style:family="text">
      <style:text-properties fo:font-size="48pt" fo:language="fr" fo:country="FR" fo:font-weight="bold" style:font-size-asian="48pt" style:font-size-complex="48pt"/>
    </style:style>
    <style:style style:name="T58" style:family="text">
      <style:text-properties fo:font-size="18pt" fo:language="fr" fo:country="FR" fo:font-weight="normal" style:font-weight-asian="normal" style:font-weight-complex="normal"/>
    </style:style>
    <style:style style:name="T5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9cm 15.6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11" draw:text-style-name="P12" draw:layer="layout" svg:width="17cm" svg:height="6.3cm" svg:x="5.5cm" svg:y="5.322cm">
          <draw:image xlink:href="Pictures/100000010000041000000182431E1FEA30D204BC.png" xlink:type="simple" xlink:show="embed" xlink:actuate="onLoad" draw:mime-type="image/png">
            <text:p/>
          </draw:image>
        </draw:frame>
        <draw:custom-shape draw:style-name="gr12" draw:text-style-name="P21" draw:layer="layout" svg:width="2.4cm" svg:height="2.399cm" svg:x="12.608cm" svg:y="9.8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2" draw:layer="layout" svg:width="12.016cm" svg:height="2.384cm" svg:x="7.8cm" svg:y="12.216cm">
          <draw:text-box>
            <text:p text:style-name="P12"><text:span text:style-name="T11">Interdit</text:span></text:p>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3" draw:layer="layout" svg:width="7.8cm" svg:height="7.874cm" svg:x="19.7cm" svg:y="2.826cm">
          <draw:image xlink:href="Pictures/100000010000014D0000015DE7F9BBD67EFF0F03.png" xlink:type="simple" xlink:show="embed" xlink:actuate="onLoad" draw:mime-type="image/png">
            <text:p/>
          </draw:image>
        </draw:frame>
        <draw:frame draw:style-name="gr16" draw:text-style-name="P24"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6.8cm" svg:height="5.005cm" svg:x="0.6cm" svg:y="3.4cm">
          <draw:image xlink:href="Pictures/100000010000035900000099EFE0F493246AC221.png" xlink:type="simple" xlink:show="embed" xlink:actuate="onLoad" draw:mime-type="image/png">
            <text:p/>
          </draw:image>
        </draw:frame>
        <draw:frame presentation:style-name="pr10" draw:text-style-name="P25" draw:layer="layout" svg:width="27.084cm" svg:height="1.182cm" svg:x="0.378cm" svg:y="8.7cm" presentation:class="title" presentation:user-transformed="true">
          <draw:text-box>
            <text:p text:style-name="P12"><text:span text:style-name="T12">Exemple de squelette de formulair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6"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3">Valeur d'attribut insensible à la casse</text:span><text:span text:style-name="T13"><text:line-break/></text:span><text:span text:style-name="T13">Get = </text:span><text:span text:style-name="T14">GET</text:span><text:span text:style-name="T13"> = </text:span><text:span text:style-name="T14">get </text:span><text:span text:style-name="T10">= gEt</text:span></text:p>
                  </text:list-item>
                </text:list>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7" draw:layer="layout" svg:width="25.147cm" svg:height="1.673cm" svg:x="1.016cm" svg:y="13.65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
          </draw:text-box>
        </draw:frame>
        <draw:custom-shape draw:style-name="gr19" draw:text-style-name="P28" draw:layer="layout" svg:width="6.4cm" svg:height="2cm" svg:x="7cm" svg:y="8.6cm">
          <text:p/>
          <draw:enhanced-geometry svg:viewBox="0 0 21600 21600" draw:type="rectangle" draw:enhanced-path="M 0 0 L 21600 0 21600 21600 0 21600 0 0 Z N"/>
        </draw:custom-shape>
        <draw:line draw:style-name="gr20" draw:text-style-name="P23" draw:layer="layout" svg:x1="7cm" svg:y1="10cm" svg:x2="7cm" svg:y2="13.2cm">
          <text:p/>
        </draw:line>
        <draw:frame draw:style-name="gr18"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26"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7" draw:layer="layout" svg:width="25.147cm" svg:height="2.147cm" svg:x="1.017cm" svg:y="13.351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6"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7" draw:layer="layout" svg:width="25.147cm" svg:height="2.147cm" svg:x="1.018cm" svg:y="13.352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6"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7" draw:layer="layout" svg:width="25.147cm" svg:height="2.621cm" svg:x="1.017cm" svg:y="12.951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item>
                <text:p><text:span text:style-name="T16"><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26"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29"><text:span text:style-name="T17">Prend la forme :</text:span></text:p>
                <text:list>
                  <text:list-item>
                    <text:p text:style-name="P1"><text:span text:style-name="T17">mon.url?</text:span><text:span text:style-name="T18">val1=toto&amp;val2=3</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3" draw:text-style-name="P23" draw:layer="layout" svg:width="10.6cm" svg:height="1.8cm" svg:x="8.8cm" svg:y="9cm">
          <text:p/>
          <draw:enhanced-geometry svg:viewBox="0 0 21600 21600" draw:type="rectangle" draw:enhanced-path="M 0 0 L 21600 0 21600 21600 0 21600 0 0 Z N"/>
        </draw:custom-shape>
        <draw:frame draw:style-name="gr16" draw:text-style-name="P24" draw:layer="layout" svg:width="8.2cm" svg:height="2.384cm" svg:x="19.4cm" svg:y="11.201cm">
          <draw:text-box>
            <text:p>Valeurs de votre formulaire séparée par "&amp;" (ajouté par le navigateur)</text:p>
          </draw:text-box>
        </draw:frame>
        <draw:line draw:style-name="gr24" draw:text-style-name="P23" draw:layer="layout" svg:x1="8.6cm" svg:y1="10.2cm" svg:x2="8.6cm" svg:y2="13.2cm">
          <text:p/>
        </draw:line>
        <draw:custom-shape draw:style-name="gr25" draw:text-style-name="P23" draw:layer="layout" svg:width="0.6cm" svg:height="1.8cm" svg:x="8cm" svg:y="9cm">
          <text:p/>
          <draw:enhanced-geometry svg:viewBox="0 0 21600 21600" draw:mirror-horizontal="true" draw:type="rectangle" draw:enhanced-path="M 0 0 L 21600 0 21600 21600 0 21600 0 0 Z N"/>
        </draw:custom-shape>
        <draw:line draw:style-name="gr26" draw:text-style-name="P23" draw:layer="layout" svg:x1="19.4cm" svg:y1="10.2cm" svg:x2="19.4cm" svg:y2="13.351cm">
          <text:p/>
        </draw:line>
        <draw:frame draw:style-name="gr27" draw:text-style-name="P24" draw:layer="layout" svg:width="10.4cm" svg:height="3.095cm" svg:x="8.6cm" svg:y="11cm">
          <draw:text-box>
            <text:p>Caractère signifiant le début des paramètres d'URL (ajouté par le navigateur à la soumission)</text:p>
          </draw:text-box>
        </draw:frame>
        <draw:frame draw:style-name="gr21" draw:text-style-name="P27" draw:layer="layout" svg:width="25.147cm" svg:height="2.147cm" svg:x="1.019cm" svg:y="13.353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draw:style-name="gr2" draw:text-style-name="P23"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30" draw:layer="layout" svg:width="10.4cm" svg:height="1.673cm" svg:x="14.4cm" svg:y="2.4cm">
          <draw:text-box>
            <text:p><text:span text:style-name="T19">Caractère signifiant le début des paramètres d'URL. </text:span><text:span text:style-name="T20">Indispensable</text:span></text:p>
          </draw:text-box>
        </draw:frame>
        <draw:custom-shape draw:style-name="gr28" draw:text-style-name="P23" draw:layer="layout" svg:width="0.406cm" svg:height="0.76cm" svg:x="14.4cm" svg:y="5.771cm">
          <text:p/>
          <draw:enhanced-geometry svg:viewBox="0 0 21600 21600" draw:mirror-horizontal="true" draw:type="rectangle" draw:enhanced-path="M 0 0 L 21600 0 21600 21600 0 21600 0 0 Z N"/>
        </draw:custom-shape>
        <draw:line draw:style-name="gr24" draw:text-style-name="P23" draw:layer="layout" svg:x1="14.4cm" svg:y1="2.421cm" svg:x2="14.4cm" svg:y2="5.821cm">
          <text:p/>
        </draw:line>
        <draw:line draw:style-name="gr29" draw:text-style-name="P23" draw:layer="layout" svg:x1="14.911cm" svg:y1="6.4cm" svg:x2="14.911cm" svg:y2="9.2cm">
          <text:p/>
        </draw:line>
        <draw:custom-shape draw:style-name="gr30" draw:text-style-name="P23" draw:layer="layout" svg:width="1.335cm" svg:height="0.753cm" svg:x="14.911cm" svg:y="5.786cm">
          <text:p/>
          <draw:enhanced-geometry svg:viewBox="0 0 21600 21600" draw:type="rectangle" draw:enhanced-path="M 0 0 L 21600 0 21600 21600 0 21600 0 0 Z N"/>
        </draw:custom-shape>
        <draw:frame draw:style-name="gr31" draw:text-style-name="P32" draw:layer="layout" svg:width="4.111cm" svg:height="1cm" svg:x="10.8cm" svg:y="8.2cm">
          <draw:text-box>
            <text:p text:style-name="P31"><text:span text:style-name="T19">Paramètre</text:span></text:p>
          </draw:text-box>
        </draw:frame>
        <draw:line draw:style-name="gr32" draw:text-style-name="P23" draw:layer="layout" svg:x1="25.711cm" svg:y1="6.4cm" svg:x2="25.711cm" svg:y2="11.2cm">
          <text:p/>
        </draw:line>
        <draw:custom-shape draw:style-name="gr33" draw:text-style-name="P23" draw:layer="layout" svg:width="5.311cm" svg:height="0.86cm" svg:x="20.4cm" svg:y="5.737cm">
          <text:p/>
          <draw:enhanced-geometry svg:viewBox="0 0 21600 21600" draw:type="rectangle" draw:enhanced-path="M 0 0 L 21600 0 21600 21600 0 21600 0 0 Z N"/>
        </draw:custom-shape>
        <draw:frame draw:style-name="gr31" draw:text-style-name="P32" draw:layer="layout" svg:width="4.111cm" svg:height="1cm" svg:x="21.6cm" svg:y="10.2cm">
          <draw:text-box>
            <text:p text:style-name="P31"><text:span text:style-name="T19">Valeur</text:span></text:p>
          </draw:text-box>
        </draw:frame>
        <draw:custom-shape draw:style-name="gr34" draw:text-style-name="P23" draw:layer="layout" svg:width="0.6cm" svg:height="0.739cm" svg:x="18.6cm" svg:y="5.8cm">
          <text:p/>
          <draw:enhanced-geometry svg:viewBox="0 0 21600 21600" draw:mirror-horizontal="true" draw:type="rectangle" draw:enhanced-path="M 0 0 L 21600 0 21600 21600 0 21600 0 0 Z N"/>
        </draw:custom-shape>
        <draw:line draw:style-name="gr35" draw:text-style-name="P23" draw:layer="layout" svg:x1="19.2cm" svg:y1="6.323cm" svg:x2="19.2cm" svg:y2="11.939cm">
          <text:p/>
        </draw:line>
        <draw:frame draw:style-name="gr18" draw:text-style-name="P32" draw:layer="layout" svg:width="8.6cm" svg:height="1.673cm" svg:x="10.6cm" svg:y="10.339cm">
          <draw:text-box>
            <text:p text:style-name="P31"><text:span text:style-name="T19">Séparateur entre chaque paire paramètre/valeur</text:span></text:p>
          </draw:text-box>
        </draw:frame>
        <draw:frame draw:style-name="gr36" draw:text-style-name="P33" draw:layer="layout" svg:width="26.6cm" svg:height="1.785cm" svg:x="0.4cm" svg:y="13.6cm">
          <draw:text-box>
            <text:p text:style-name="P12"><text:span text:style-name="T21">Combien de paramètres avons-nous envoyés avec le formulaire ?</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6"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7" draw:layer="layout" svg:width="25.147cm" svg:height="0.725cm" svg:x="1.017cm" svg:y="12.699cm">
          <draw:text-box>
            <text:p><text:span text:style-name="T15">* : A condition que le serveur soit https</text:span></text:p>
          </draw:text-box>
        </draw:frame>
        <draw:frame draw:style-name="gr21" draw:text-style-name="P27" draw:layer="layout" svg:width="25.147cm" svg:height="2.147cm" svg:x="1.02cm" svg:y="13.354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7" draw:text-style-name="P26"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34"><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7" draw:layer="layout" svg:width="25.147cm" svg:height="2.147cm" svg:x="1.021cm" svg:y="13.355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8" draw:text-style-name="P26"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7" draw:layer="layout" svg:width="25.147cm" svg:height="2.147cm" svg:x="1.017cm" svg:y="13.4cm">
          <draw:text-box>
            <text:p><text:span text:style-name="T15">Source(s) :</text:span></text:p>
            <text:list text:style-name="L1">
              <text:list-item>
                <text:p><text:span text:style-name="T16"><text:a xlink:href="https://www.guru99.com/difference-get-post-http.html" xlink:type="simple">https://www.guru99.com/difference-get-post-http.html</text:a></text:span><text:span text:style-name="T22"><text:s/>– anglais</text:span></text:p>
              </text:list-item>
              <text:list-item>
                <text:p><text:span text:style-name="T23"><text:a xlink:href="https://www.w3schools.com/tags/ref_httpmethods.asp" xlink:type="simple">https://www.w3schools.com/tags/ref_httpmethods.asp</text:a></text:span><text:span text:style-name="T24"><text:s/></text:span><text:span text:style-name="T22">– anglais</text:span></text:p>
              </text:list-item>
              <text:list-item>
                <text:p><text:span text:style-name="T16"><text:a xlink:href="https://developer.mozilla.org/fr/docs/Glossary/Idempotent" xlink:type="simple">https://developer.mozilla.org/fr/docs/Glossary/Idempotent</text:a></text:span></text:p>
              </text:list-item>
            </text:list>
          </draw:text-box>
        </draw:frame>
        <draw:frame draw:style-name="gr38" draw:text-style-name="P33" draw:layer="layout" svg:width="27cm" svg:height="1.187cm" svg:x="0.5cm" svg:y="11.413cm">
          <draw:text-box>
            <text:p text:style-name="P12"><text:span text:style-name="T21">Si une seule des questions a pour réponse "Oui" alors utilisez "POST"</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5">GET</text:span></text:p>
              </table:table-cell>
              <table:table-cell table:style-name="ce2">
                <text:p text:style-name="P35"><text:span text:style-name="T25">POST</text:span></text:p>
              </table:table-cell>
            </table:table-row>
            <table:table-row table:style-name="ro2">
              <table:table-cell table:style-name="ce3">
                <text:p text:style-name="P36"><text:span text:style-name="T26">Envoie les données dans l'URL</text:span></text:p>
                <text:p text:style-name="P36"><text:span text:style-name="T26">(Les données sont visibles de tous)</text:span></text:p>
              </table:table-cell>
              <table:table-cell table:style-name="ce4">
                <text:p text:style-name="P37"><text:span text:style-name="T26">Permet d'envoyer des données sensibles</text:span></text:p>
              </table:table-cell>
            </table:table-row>
            <table:table-row table:style-name="ro3">
              <table:table-cell table:style-name="ce3">
                <text:p text:style-name="P36"><text:span text:style-name="T26">Permet de jouer la requête lorsque la page est rafraîchie</text:span></text:p>
              </table:table-cell>
              <table:table-cell table:style-name="ce4">
                <text:p text:style-name="P37"><text:span text:style-name="T26">Ne permet pas de rejouer la requête au rafraîchissement</text:span></text:p>
              </table:table-cell>
            </table:table-row>
            <table:table-row table:style-name="ro3">
              <table:table-cell table:style-name="ce3">
                <text:p text:style-name="P36"><text:span text:style-name="T26">Limité en taille pour la requête</text:span></text:p>
              </table:table-cell>
              <table:table-cell table:style-name="ce5">
                <text:p text:style-name="P38"><text:span text:style-name="T26">Pas de limite pour la requête</text:span></text:p>
              </table:table-cell>
            </table:table-row>
            <table:table-row table:style-name="ro3">
              <table:table-cell table:style-name="ce3">
                <text:p text:style-name="P36"><text:span text:style-name="T26">Ne permet pas d'envoyer des médias</text:span></text:p>
              </table:table-cell>
              <table:table-cell table:style-name="ce5">
                <text:p text:style-name="P38"><text:span text:style-name="T26">Permet d'envoyer des médias</text:span></text:p>
              </table:table-cell>
            </table:table-row>
            <table:table-row table:style-name="ro3">
              <table:table-cell table:style-name="ce3">
                <text:p text:style-name="P36"><text:span text:style-name="T26">Peut être mis en marque-page</text:span></text:p>
              </table:table-cell>
              <table:table-cell table:style-name="ce5">
                <text:p text:style-name="P38"><text:span text:style-name="T26">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custom-shape draw:style-name="gr39" draw:text-style-name="P39"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0" draw:text-style-name="P40" draw:layer="layout" svg:width="1.64cm" svg:height="14.531cm" draw:transform="rotate (-1.5707963267949) translate (28.316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41" draw:layer="layout" svg:width="27.084cm" svg:height="2.533cm" svg:x="0.458cm" svg:y="6.609cm" presentation:class="title" presentation:user-transformed="true">
          <draw:text-box>
            <text:p text:style-name="P12"><text:span text:style-name="T27">N'utilisez jamais "GET" dans un formulaire qui demande un numéro de carte bancaire. </text:span><text:span text:style-name="T28">Jamai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26"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1" draw:text-style-name="P39"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7" draw:layer="layout" svg:width="25.147cm" svg:height="2.147cm" svg:x="1.021cm" svg:y="13.355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1" draw:text-style-name="P26"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1" draw:text-style-name="P39"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7" draw:layer="layout" svg:width="25.147cm" svg:height="2.147cm" svg:x="1.022cm" svg:y="13.356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item>
                <text:p><text:span text:style-name="T16"><text:a xlink:href="https://developer.mozilla.org/fr/docs/Learn/Forms" xlink:type="simple">https://developer.mozilla.org/fr/docs/Learn/Forms</text:a></text:span></text:p>
              </text:list-item>
              <text:list-item>
                <text:p><text:span text:style-name="T16"><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2" draw:text-style-name="P26" draw:layer="layout" svg:width="25.806cm" svg:height="10.505cm" svg:x="1.37cm" svg:y="2.295cm" presentation:class="outline" presentation:user-transformed="true">
          <draw:text-box>
            <text:list text:style-name="L2">
              <text:list-item>
                <text:p text:style-name="P42"><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3">Valeur définie par l'attribut "value" (sauf pour la balise &lt;textarea&gt;</text:span><text:span text:style-name="T10">&lt;/textarea&gt;)</text:span></text:p>
                  </text:list-item>
                </text:list>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16cm" svg:y="13.65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0.98cm" svg:height="3.605cm" svg:x="3.51cm" svg:y="4.8cm">
          <draw:image xlink:href="Pictures/100000010000035900000099EFE0F493246AC221.png" xlink:type="simple" xlink:show="embed" xlink:actuate="onLoad" draw:mime-type="image/png">
            <text:p/>
          </draw:image>
        </draw:frame>
        <draw:custom-shape draw:style-name="gr43" draw:text-style-name="P23" draw:layer="layout" svg:width="10.8cm" svg:height="1.4cm" svg:x="6.6cm" svg:y="4.6cm">
          <text:p/>
          <draw:enhanced-geometry svg:viewBox="0 0 21600 21600" draw:type="rectangle" draw:enhanced-path="M 0 0 L 21600 0 21600 21600 0 21600 0 0 Z N"/>
        </draw:custom-shape>
        <draw:line draw:style-name="gr44" draw:text-style-name="P23" draw:layer="layout" svg:x1="6.6cm" svg:y1="5.2cm" svg:x2="6.6cm" svg:y2="2.6cm">
          <text:p/>
        </draw:line>
        <draw:frame draw:style-name="gr45" draw:text-style-name="P24" draw:layer="layout" svg:width="10.2cm" svg:height="1.825cm" svg:x="6.6cm" svg:y="2.6cm">
          <draw:text-box>
            <text:p><text:span text:style-name="T29">Endroit où les données vont être envoyées et traitées</text:span></text:p>
          </draw:text-box>
        </draw:frame>
        <draw:custom-shape draw:style-name="gr46" draw:text-style-name="P28" draw:layer="layout" svg:width="5.8cm" svg:height="1.4cm" svg:x="17.6cm" svg:y="4.6cm">
          <text:p/>
          <draw:enhanced-geometry svg:viewBox="0 0 21600 21600" draw:type="rectangle" draw:enhanced-path="M 0 0 L 21600 0 21600 21600 0 21600 0 0 Z N"/>
        </draw:custom-shape>
        <draw:line draw:style-name="gr47" draw:text-style-name="P23" draw:layer="layout" svg:x1="17.6cm" svg:y1="9.8cm" svg:x2="17.6cm" svg:y2="5.8cm">
          <text:p/>
        </draw:line>
        <draw:frame draw:style-name="gr18" draw:text-style-name="P43"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3"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4" draw:text-style-name="P26" draw:layer="layout" svg:width="25.806cm" svg:height="9.555cm" svg:x="1.37cm" svg:y="2.295cm" presentation:class="outline" presentation:user-transformed="true">
          <draw:text-box>
            <text:list text:style-name="L2">
              <text:list-item>
                <text:p text:style-name="P42"><text:span text:style-name="T10">Ensemble de balises permettant à l'utilisateur de remplir les formulaires</text:span></text:p>
              </text:list-item>
              <text:list-item>
                <text:p text:style-name="P42"><text:span text:style-name="T10">Balise la plus courante : &lt;input&gt;</text:span></text:p>
                <text:list>
                  <text:list-item>
                    <text:p text:style-name="P1"><text:span text:style-name="T10">Très polyvalente</text:span></text:p>
                  </text:list-item>
                </text:list>
              </text:list-item>
              <text:list-item>
                <text:p text:style-name="P42"><text:span text:style-name="T10">Fonctionnent de pair avec la balise &lt;label&gt;</text:span></text:p>
              </text:list-item>
              <text:list-item>
                <text:p text:style-name="P42"><text:span text:style-name="T9">Doivent être dans une balise &lt;form&gt;</text:span></text:p>
              </text:list-item>
            </text:list>
          </draw:text-box>
        </draw:frame>
        <draw:custom-shape draw:style-name="gr4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17cm" svg:y="13.651cm">
          <draw:text-box>
            <text:p><text:span text:style-name="T15">Source(s) :</text:span></text:p>
            <text:list text:style-name="L1">
              <text:list-item>
                <text:p><text:span text:style-name="T16"><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6"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7" draw:layer="layout" svg:width="25.147cm" svg:height="3.095cm" svg:x="1.016cm" svg:y="13.35cm">
          <draw:text-box>
            <text:p><text:span text:style-name="T15">Source(s) :</text:span></text:p>
            <text:list text:style-name="L1">
              <text:list-item>
                <text:p><text:span text:style-name="T16"><text:a xlink:href="https://developer.mozilla.org/fr/docs/Web/HTML/Element/Input/text" xlink:type="simple">https://developer.mozilla.org/fr/docs/Web/HTML/Element/Input/text</text:a></text:span></text:p>
              </text:list-item>
              <text:list-item>
                <text:p><text:span text:style-name="T16"><text:a xlink:href="https://developer.mozilla.org/fr/docs/Web/HTML/Element/Input" xlink:type="simple">https://developer.mozilla.org/fr/docs/Web/HTML/Element/Input</text:a></text:span></text:p>
              </text:list-item>
              <text:list-item>
                <text:p><text:span text:style-name="T16"><text:a xlink:href="https://developer.mozilla.org/fr/docs/Web/HTML/Attributs/autocomplete" xlink:type="simple">https://developer.mozilla.org/fr/docs/Web/HTML/Attributs/autocomplete</text:a></text:span></text:p>
                <text:p><text:span text:style-name="T22"/></text:p>
              </text:list-item>
            </text:list>
            <text:p><text:span text:style-name="T22"/></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6"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44"><text:span text:style-name="T13">"tel" : téléphone </text:span><text:span text:style-name="T10">(nouveauté html5)</text:span></text:p>
                  </text:list-item>
                  <text:list-item>
                    <text:p text:style-name="P44"><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27" draw:layer="layout" svg:width="25.147cm" svg:height="2.621cm" svg:x="1.016cm" svg:y="13.65cm">
          <draw:text-box>
            <text:p><text:span text:style-name="T15">Source(s) :</text:span></text:p>
            <text:list text:style-name="L1">
              <text:list-item>
                <text:p><text:span text:style-name="T16"><text:a xlink:href="https://developer.mozilla.org/fr/docs/Web/HTML/Element/Input/text" xlink:type="simple">https://developer.mozilla.org/fr/docs/Web/HTML/Element/Input/text</text:a></text:span></text:p>
              </text:list-item>
              <text:list-item>
                <text:p><text:span text:style-name="T16"><text:a xlink:href="https://developer.mozilla.org/fr/docs/Web/HTML/Element/Input" xlink:type="simple">https://developer.mozilla.org/fr/docs/Web/HTML/Element/Input</text:a></text:span></text:p>
                <text:p><text:span text:style-name="T22"/></text:p>
              </text:list-item>
            </text:list>
            <text:p><text:span text:style-name="T22"/></text:p>
          </draw:text-box>
        </draw:frame>
        <draw:custom-shape draw:style-name="gr15"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6"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23" draw:layer="layout" svg:width="16.207cm" svg:height="11.59cm" svg:x="5.897cm" svg:y="0.205cm">
          <draw:image xlink:href="Pictures/1000000100000640000004777E975ADD87616F02.png" xlink:type="simple" xlink:show="embed" xlink:actuate="onLoad" draw:mime-type="image/png">
            <text:p/>
          </draw:image>
        </draw:frame>
        <draw:frame draw:style-name="gr27" draw:text-style-name="P27" draw:layer="layout" svg:width="25.147cm" svg:height="3.095cm" svg:x="1.017cm" svg:y="13.45cm">
          <draw:text-box>
            <text:p><text:span text:style-name="T15">Source(s) :</text:span></text:p>
            <text:list text:style-name="L1">
              <text:list-item>
                <text:p><text:span text:style-name="T16"><text:a xlink:href="https://developer.mozilla.org/fr/docs/Web/HTML/Element/Input/text" xlink:type="simple">https://developer.mozilla.org/fr/docs/Web/HTML/Element/Input/text</text:a></text:span></text:p>
              </text:list-item>
              <text:list-item>
                <text:p><text:span text:style-name="T16"><text:a xlink:href="https://developer.mozilla.org/fr/docs/Web/HTML/Element/Input" xlink:type="simple">https://developer.mozilla.org/fr/docs/Web/HTML/Element/Input</text:a></text:span></text:p>
              </text:list-item>
              <text:list-item>
                <text:p><text:span text:style-name="T16"><text:a xlink:href="https://www.smashingmagazine.com/2019/01/html5-input-types/?ref=heydesigner" xlink:type="simple">https://www.smashingmagazine.com/2019/01/html5-input-types/?ref=heydesigner</text:a></text:span><text:span text:style-name="T16"><text:s/></text:span><text:span text:style-name="T22">- anglais</text:span></text:p>
                <text:p><text:span text:style-name="T22"/></text:p>
              </text:list-item>
            </text:list>
            <text:p><text:span text:style-name="T22"/></text:p>
          </draw:text-box>
        </draw:frame>
        <draw:frame presentation:style-name="pr5" draw:text-style-name="P45" draw:layer="layout" svg:width="23.714cm" svg:height="1.737cm" svg:x="2.143cm" svg:y="11.925cm" presentation:class="title" presentation:user-transformed="true">
          <draw:text-box>
            <text:p text:style-name="P12"><text:span text:style-name="T30">Sur mobile (ici iOS) </text:span><text:span text:style-name="T31">le clavier change en fonction du champ dépendamment de valeur de son attribut "type"</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7" draw:text-style-name="P26"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7" draw:layer="layout" svg:width="25.147cm" svg:height="3.095cm" svg:x="1.016cm" svg:y="13.35cm">
          <draw:text-box>
            <text:p><text:span text:style-name="T15">Source(s) :</text:span></text:p>
            <text:list text:style-name="L1">
              <text:list-item>
                <text:p><text:span text:style-name="T16"><text:a xlink:href="https://developer.mozilla.org/fr/docs/Web/HTML/Element/Input/text" xlink:type="simple">https://developer.mozilla.org/fr/docs/Web/HTML/Element/Input/text</text:a></text:span></text:p>
              </text:list-item>
              <text:list-item>
                <text:p><text:span text:style-name="T16"><text:a xlink:href="https://developer.mozilla.org/fr/docs/Web/HTML/Element/Input" xlink:type="simple">https://developer.mozilla.org/fr/docs/Web/HTML/Element/Input</text:a></text:span></text:p>
              </text:list-item>
              <text:list-item>
                <text:p><text:span text:style-name="T16"><text:a xlink:href="https://developer.mozilla.org/fr/docs/Web/HTML/Attributs/autocomplete" xlink:type="simple">https://developer.mozilla.org/fr/docs/Web/HTML/Attributs/autocomplete</text:a></text:span></text:p>
                <text:p><text:span text:style-name="T22"/></text:p>
              </text:list-item>
            </text:list>
            <text:p><text:span text:style-name="T22"/></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7" draw:layer="layout" svg:width="25.147cm" svg:height="3.095cm" svg:x="1.016cm" svg:y="13.35cm">
          <draw:text-box>
            <text:p><text:span text:style-name="T15">Source(s) :</text:span></text:p>
            <text:list text:style-name="L1">
              <text:list-item>
                <text:p><text:span text:style-name="T16"><text:a xlink:href="https://developer.mozilla.org/fr/docs/Web/HTML/Element/Input/text" xlink:type="simple">https://developer.mozilla.org/fr/docs/Web/HTML/Element/Input/text</text:a></text:span></text:p>
              </text:list-item>
              <text:list-item>
                <text:p><text:span text:style-name="T16"><text:a xlink:href="https://developer.mozilla.org/fr/docs/Web/HTML/Element/Input" xlink:type="simple">https://developer.mozilla.org/fr/docs/Web/HTML/Element/Input</text:a></text:span></text:p>
              </text:list-item>
              <text:list-item>
                <text:p><text:span text:style-name="T16"><text:a xlink:href="https://developer.mozilla.org/fr/docs/Web/HTML/Attributs/autocomplete" xlink:type="simple">https://developer.mozilla.org/fr/docs/Web/HTML/Attributs/autocomplete</text:a></text:span></text:p>
                <text:p><text:span text:style-name="T22"/></text:p>
              </text:list-item>
            </text:list>
            <text:p><text:span text:style-name="T22"/></text:p>
          </draw:text-box>
        </draw:frame>
        <draw:frame draw:style-name="gr2" draw:text-style-name="P23" draw:layer="layout" svg:width="12.2cm" svg:height="8.078cm" svg:x="1.4cm" svg:y="2.415cm">
          <draw:image xlink:href="Pictures/1000000100000128000000C455670E139DB0B7ED.png" xlink:type="simple" xlink:show="embed" xlink:actuate="onLoad" draw:mime-type="image/png">
            <text:p/>
          </draw:image>
        </draw:frame>
        <draw:frame presentation:style-name="pr28" draw:text-style-name="P46" draw:layer="layout" svg:width="12.314cm" svg:height="0.8cm" svg:x="1.286cm" svg:y="10.6cm" presentation:class="title" presentation:user-transformed="true">
          <draw:text-box>
            <text:p text:style-name="P12"><text:span text:style-name="T32">Exemple de balise &lt;input&gt; </text:span></text:p>
          </draw:text-box>
        </draw:frame>
        <draw:custom-shape draw:style-name="gr51" draw:text-style-name="P23" draw:layer="layout" svg:width="10.2cm" svg:height="1.2cm" svg:x="4cm" svg:y="4.4cm">
          <text:p/>
          <draw:enhanced-geometry svg:viewBox="0 0 21600 21600" draw:type="rectangle" draw:enhanced-path="M 0 0 L 21600 0 21600 21600 0 21600 0 0 Z N"/>
        </draw:custom-shape>
        <draw:line draw:style-name="gr52" draw:text-style-name="P23" draw:layer="layout" svg:x1="14.2cm" svg:y1="4.6cm" svg:x2="14.2cm" svg:y2="1.93cm">
          <text:p/>
        </draw:line>
        <draw:frame presentation:style-name="pr29" draw:text-style-name="P47" draw:layer="layout" svg:width="11.914cm" svg:height="2.605cm" svg:x="14.486cm" svg:y="1.93cm" presentation:class="title" presentation:user-transformed="true">
          <draw:text-box>
            <text:p text:style-name="P1"><text:span text:style-name="T33">Attribut type.</text:span><text:span text:style-name="T31"> Permet de définir le type donnée qui peuvent être entrées</text:span></text:p>
          </draw:text-box>
        </draw:frame>
        <draw:custom-shape draw:style-name="gr53" draw:text-style-name="P23"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4" draw:text-style-name="P23" draw:layer="layout" svg:x1="14.2cm" svg:y1="6.5cm" svg:x2="15.4cm" svg:y2="6.5cm">
          <text:p/>
        </draw:line>
        <draw:frame presentation:style-name="pr29" draw:text-style-name="P47" draw:layer="layout" svg:width="11cm" svg:height="2.605cm" svg:x="15.6cm" svg:y="5.2cm" presentation:class="title" presentation:user-transformed="true">
          <draw:text-box>
            <text:p text:style-name="P1"><text:span text:style-name="T33">Attribut name.</text:span><text:span text:style-name="T31"> Permet de définir une variable dont la valeur sera la valeur de l'input</text:span></text:p>
          </draw:text-box>
        </draw:frame>
        <draw:custom-shape draw:style-name="gr55" draw:text-style-name="P23" draw:layer="layout" svg:width="10.2cm" svg:height="1.1cm" svg:x="4cm" svg:y="7.3cm">
          <text:p/>
          <draw:enhanced-geometry svg:viewBox="0 0 21600 21600" draw:type="rectangle" draw:enhanced-path="M 0 0 L 21600 0 21600 21600 0 21600 0 0 Z N"/>
        </draw:custom-shape>
        <draw:line draw:style-name="gr56" draw:text-style-name="P23" draw:layer="layout" svg:x1="14.2cm" svg:y1="12.2cm" svg:x2="14.2cm" svg:y2="8.13cm">
          <text:p/>
        </draw:line>
        <draw:frame presentation:style-name="pr29" draw:text-style-name="P47" draw:layer="layout" svg:width="11.914cm" svg:height="2.605cm" svg:x="14.486cm" svg:y="9.595cm" presentation:class="title" presentation:user-transformed="true">
          <draw:text-box>
            <text:p text:style-name="P1"><text:span text:style-name="T33">Attribut id.</text:span><text:span text:style-name="T31"> Valeur unique sur la page. Permet de lier le champ à une balise &lt;label&gt;</text:span></text:p>
          </draw:text-box>
        </draw:frame>
        <draw:line draw:style-name="gr54" draw:text-style-name="P23" draw:layer="layout" svg:x1="15.4cm" svg:y1="6cm" svg:x2="15.4cm" svg:y2="6.9cm">
          <text:p/>
        </draw:lin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806cm" svg:height="2.904cm" svg:x="1.37cm" svg:y="2.296cm" presentation:class="outline" presentation:user-transformed="true">
          <draw:text-box>
            <text:list text:style-name="L2">
              <text:list-item>
                <text:p><text:span text:style-name="T34">Définit une variable côté serveur. Exemple PHP :</text:span></text:p>
              </text:list-item>
            </text:list>
          </draw:text-box>
        </draw:frame>
        <draw:frame draw:style-name="gr2" draw:text-style-name="P23" draw:layer="layout" svg:width="8.686cm" svg:height="5.751cm" svg:x="0.914cm" svg:y="5.249cm">
          <draw:image xlink:href="Pictures/1000000100000128000000C455670E139DB0B7ED.png" xlink:type="simple" xlink:show="embed" xlink:actuate="onLoad" draw:mime-type="image/png">
            <text:p/>
          </draw:image>
        </draw:frame>
        <draw:frame presentation:style-name="pr28" draw:text-style-name="P46" draw:layer="layout" svg:width="8.6cm" svg:height="0.8cm" svg:x="1cm" svg:y="11.2cm" presentation:class="title" presentation:user-transformed="true">
          <draw:text-box>
            <text:p text:style-name="P12"><text:span text:style-name="T32">Exemple de balise &lt;input&gt; </text:span></text:p>
          </draw:text-box>
        </draw:frame>
        <draw:line draw:style-name="gr57" draw:text-style-name="P23" draw:layer="layout" svg:x1="10.6cm" svg:y1="8cm" svg:x2="12.6cm" svg:y2="8cm">
          <text:p/>
        </draw:line>
        <draw:frame draw:style-name="gr2" draw:text-style-name="P23" draw:layer="layout" svg:width="14.634cm" svg:height="4.956cm" svg:x="13cm" svg:y="5.444cm">
          <draw:image xlink:href="Pictures/100000010000026C000000D25879E7112B686915.png" xlink:type="simple" xlink:show="embed" xlink:actuate="onLoad" draw:mime-type="image/png">
            <text:p/>
          </draw:image>
        </draw:frame>
        <draw:frame presentation:style-name="pr31" draw:text-style-name="P46" draw:layer="layout" svg:width="14cm" svg:height="2.4cm" svg:x="13.4cm" svg:y="11.2cm" presentation:class="title" presentation:user-transformed="true">
          <draw:text-box>
            <text:p text:style-name="P12"><text:span text:style-name="T32">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48" draw:layer="layout" svg:width="25.806cm" svg:height="2.904cm" svg:x="1.37cm" svg:y="2.296cm" presentation:class="outline" presentation:user-transformed="true">
          <draw:text-box>
            <text:list text:style-name="L2">
              <text:list-item>
                <text:p text:style-name="P49"><text:span text:style-name="T34">Définit la valeur par défaut d'un champ input :</text:span></text:p>
              </text:list-item>
            </text:list>
          </draw:text-box>
        </draw:frame>
        <draw:frame presentation:style-name="pr33" draw:text-style-name="P46" draw:layer="layout" svg:width="8.6cm" svg:height="1.423cm" svg:x="2.4cm" svg:y="10.4cm" presentation:class="title" presentation:user-transformed="true">
          <draw:text-box>
            <text:p text:style-name="P12"><text:span text:style-name="T32">Exemple de balise &lt;input&gt; <text:s/>avec une valeur par défaut</text:span></text:p>
          </draw:text-box>
        </draw:frame>
        <draw:frame draw:style-name="gr2" draw:text-style-name="P23" draw:layer="layout" svg:width="12.231cm" svg:height="5.514cm" svg:x="0.4cm" svg:y="4.686cm">
          <draw:image xlink:href="Pictures/10000001000001DF000000D847D689C5CDC66539.png" xlink:type="simple" xlink:show="embed" xlink:actuate="onLoad" draw:mime-type="image/png">
            <text:p/>
          </draw:image>
        </draw:frame>
        <draw:frame draw:style-name="gr2" draw:text-style-name="P23" draw:layer="layout" svg:width="13.824cm" svg:height="5cm" svg:x="13.8cm" svg:y="4.8cm">
          <draw:image xlink:href="Pictures/100000010000024A000000D4415F964DF98C22FA.png" xlink:type="simple" xlink:show="embed" xlink:actuate="onLoad" draw:mime-type="image/png">
            <text:p/>
          </draw:image>
        </draw:frame>
        <draw:frame presentation:style-name="pr34" draw:text-style-name="P46" draw:layer="layout" svg:width="13.6cm" svg:height="1.599cm" svg:x="13.8cm" svg:y="10.401cm" presentation:class="title" presentation:user-transformed="true">
          <draw:text-box>
            <text:p text:style-name="P12"><text:span text:style-name="T32">Même exemple, mais cette fois-ci, la valeur de l'input provient du PHP</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5" draw:text-style-name="P26"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8" draw:text-style-name="P50" draw:layer="layout" svg:width="25.147cm" svg:height="1.753cm" svg:x="1.02cm" svg:y="13.848cm">
          <draw:text-box>
            <text:p><text:span text:style-name="T35">Source(s) :</text:span></text:p>
            <text:list text:style-name="L1">
              <text:list-item>
                <text:p><text:span text:style-name="T16"><text:a xlink:href="https://www.anysurfer.be/fr/blog/detail/lelement-placeholder-nest-pas-un-label" xlink:type="simple">https://www.anysurfer.be/fr/blog/detail/lelement-placeholder-nest-pas-un-label</text:a></text:span></text:p>
              </text:list-item>
              <text:list-item>
                <text:p><text:span text:style-name="T16"><text:a xlink:href="https://www.w3schools.com/howto/howto_css_form_icon.asp" xlink:type="simple">https://www.w3schools.com/howto/howto_css_form_icon.asp</text:a></text:span><text:span text:style-name="T36"><text:s/>- mauvaise pratique</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2" draw:style-name="dp1" draw:master-page-name="Default" presentation:presentation-page-layout-name="AL1T0">
        <office:forms form:automatic-focus="false" form:apply-design-mode="false"/>
        <draw:custom-shape draw:style-name="gr59" draw:text-style-name="P5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52" draw:layer="layout" svg:width="2.931cm" svg:height="14.531cm" draw:transform="rotate (-1.5707963267949) translate (14.48cm 12.8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7">Point accessibilité – l'attribut placeholder</text:span></text:p>
          </draw:text-box>
        </draw:frame>
        <draw:frame presentation:style-name="pr37" draw:text-style-name="P48" draw:layer="layout" svg:width="25.806cm" svg:height="6.105cm" svg:x="1.37cm" svg:y="2.295cm" presentation:class="outline" presentation:user-transformed="true">
          <draw:text-box>
            <text:list text:style-name="L2">
              <text:list-item>
                <text:p><text:span text:style-name="T34">Doit uniquement servir à afficher un exemple de données attendues dans un champ</text:span></text:p>
              </text:list-item>
              <text:list-item>
                <text:p><text:span text:style-name="T38">Ne doit pas remplacer la balise &lt;label&gt;</text:span></text:p>
              </text:list-item>
            </text:list>
          </draw:text-box>
        </draw:frame>
        <draw:frame draw:style-name="gr58" draw:text-style-name="P50" draw:layer="layout" svg:width="25.147cm" svg:height="1.753cm" svg:x="1.019cm" svg:y="13.847cm">
          <draw:text-box>
            <text:p><text:span text:style-name="T35">Source(s) :</text:span></text:p>
            <text:list text:style-name="L1">
              <text:list-item>
                <text:p><text:span text:style-name="T16"><text:a xlink:href="https://www.anysurfer.be/fr/blog/detail/lelement-placeholder-nest-pas-un-label" xlink:type="simple">https://www.anysurfer.be/fr/blog/detail/lelement-placeholder-nest-pas-un-label</text:a></text:span></text:p>
              </text:list-item>
              <text:list-item>
                <text:p><text:span text:style-name="T16"><text:a xlink:href="https://www.w3schools.com/howto/howto_css_form_icon.asp" xlink:type="simple">https://www.w3schools.com/howto/howto_css_form_icon.asp</text:a></text:span><text:span text:style-name="T36"><text:s/>- mauvaise pratique</text:span></text:p>
              </text:list-item>
            </text:list>
          </draw:text-box>
        </draw:frame>
        <presentation:notes draw:style-name="dp2">
          <draw:page-thumbnail draw:style-name="gr3" draw:layer="layout" svg:width="13.586cm" svg:height="11.136cm" svg:x="3.703cm" svg:y="2.252cm" draw:page-number="32" presentation:class="page"/>
          <draw:frame presentation:style-name="pr38"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custom-shape draw:style-name="gr59" draw:text-style-name="P5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52" draw:layer="layout" svg:width="2.931cm" svg:height="14.531cm" draw:transform="rotate (-1.5707963267949) translate (14.48cm 12.8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7">Point accessibilité – l'attribut placeholder</text:span></text:p>
          </draw:text-box>
        </draw:frame>
        <draw:frame draw:style-name="gr2" draw:text-style-name="P23" draw:layer="layout" svg:width="11.8cm" svg:height="2.61cm" svg:x="0.8cm" svg:y="2.6cm">
          <draw:image xlink:href="Pictures/100000010000030E000000ADAC4842E25B27F0DD.png" xlink:type="simple" xlink:show="embed" xlink:actuate="onLoad" draw:mime-type="image/png">
            <text:p/>
          </draw:image>
        </draw:frame>
        <draw:custom-shape draw:style-name="gr61" draw:text-style-name="P21"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3" draw:layer="layout" svg:width="9.9cm" svg:height="2.6cm" svg:x="15.9cm" svg:y="2.6cm">
          <draw:image xlink:href="Pictures/10000001000002F7000000C5175D15E011BE7B7C.png" xlink:type="simple" xlink:show="embed" xlink:actuate="onLoad" draw:mime-type="image/png">
            <text:p/>
          </draw:image>
        </draw:frame>
        <draw:frame draw:style-name="gr50" draw:text-style-name="P23" draw:layer="layout" svg:width="1.27cm" svg:height="1.27cm" svg:x="20.13cm" svg:y="4.73cm">
          <draw:image xlink:href="Pictures/10000001000000600000006034B13194D1BDC9C3.png" xlink:type="simple" xlink:show="embed" xlink:actuate="onLoad" draw:mime-type="image/png">
            <text:p/>
          </draw:image>
        </draw:frame>
        <draw:frame presentation:style-name="pr39" draw:text-style-name="P47" draw:layer="layout" svg:width="11.914cm" svg:height="3.473cm" svg:x="0.8cm" svg:y="6.4cm" presentation:class="title" presentation:user-transformed="true">
          <draw:text-box>
            <text:p text:style-name="P1"><text:span text:style-name="T31">Ici, on utilise l'attribut "placeholder" comme &lt;label&gt; lorsque le champ est rempli, on ne sait plus sa signification</text:span></text:p>
          </draw:text-box>
        </draw:frame>
        <draw:frame presentation:style-name="pr40" draw:text-style-name="P47" draw:layer="layout" svg:width="10.114cm" svg:height="5.209cm" svg:x="15.886cm" svg:y="6.401cm" presentation:class="title" presentation:user-transformed="true">
          <draw:text-box>
            <text:p text:style-name="P1"><text:span text:style-name="T31">Avec la balise &lt;label&gt; la valeur attendue dans le champ reste compréhensible même rempli et on peut utiliser l'attribut "placeholder" pour afficher un indice </text:span></text:p>
          </draw:text-box>
        </draw:frame>
        <draw:frame draw:style-name="gr62" draw:text-style-name="P50" draw:layer="layout" svg:width="25.147cm" svg:height="2.677cm" svg:x="1.019cm" svg:y="13.447cm">
          <draw:text-box>
            <text:p><text:span text:style-name="T35">Source(s) :</text:span></text:p>
            <text:list text:style-name="L1">
              <text:list-item>
                <text:p><text:span text:style-name="T16"><text:a xlink:href="https://www.anysurfer.be/fr/blog/detail/lelement-placeholder-nest-pas-un-label" xlink:type="simple">https://www.anysurfer.be/fr/blog/detail/lelement-placeholder-nest-pas-un-label</text:a></text:span></text:p>
              </text:list-item>
              <text:list-item>
                <text:p><text:span text:style-name="T16"><text:a xlink:href="https://www.w3schools.com/howto/howto_css_form_icon.asp" xlink:type="simple">https://www.w3schools.com/howto/howto_css_form_icon.asp</text:a></text:span><text:span text:style-name="T36"><text:s/>- mauvaise pratique</text:span></text:p>
              </text:list-item>
              <text:list-item>
                <text:p><text:span text:style-name="T23"><text:a xlink:href="http://www.ohmyband.fr/CANDIDAT.html?anchor=form%20candidat" xlink:type="simple">http://www.ohmyband.fr/CANDIDAT.html?anchor=form%20candidat</text:a></text:span><text:span text:style-name="T39"><text:s/></text:span><text:span text:style-name="T36">- mauvaise pratique</text:span></text:p>
              </text:list-item>
            </text:list>
            <text:p><text:span text:style-name="T40"/></text:p>
          </draw:text-box>
        </draw:frame>
        <presentation:notes draw:style-name="dp2">
          <draw:page-thumbnail draw:style-name="gr3" draw:layer="layout" svg:width="13.586cm" svg:height="11.136cm" svg:x="3.703cm" svg:y="2.252cm" draw:page-number="33" presentation:class="page"/>
          <draw:frame presentation:style-name="pr41"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2" draw:layer="layout" svg:width="2.931cm" svg:height="14.531cm" draw:transform="rotate (-1.5707963267949) translate (14.48cm 12.8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7">Point accessibilité – l'attribut placeholder</text:span></text:p>
          </draw:text-box>
        </draw:frame>
        <draw:frame draw:style-name="gr62" draw:text-style-name="P50" draw:layer="layout" svg:width="25.147cm" svg:height="2.677cm" svg:x="1.018cm" svg:y="13.446cm">
          <draw:text-box>
            <text:p><text:span text:style-name="T35">Source(s) :</text:span></text:p>
            <text:list text:style-name="L1">
              <text:list-item>
                <text:p><text:span text:style-name="T16"><text:a xlink:href="https://www.anysurfer.be/fr/blog/detail/lelement-placeholder-nest-pas-un-label" xlink:type="simple">https://www.anysurfer.be/fr/blog/detail/lelement-placeholder-nest-pas-un-label</text:a></text:span></text:p>
              </text:list-item>
              <text:list-item>
                <text:p><text:span text:style-name="T16"><text:a xlink:href="https://www.w3schools.com/howto/howto_css_form_icon.asp" xlink:type="simple">https://www.w3schools.com/howto/howto_css_form_icon.asp</text:a></text:span><text:span text:style-name="T36"><text:s/>- mauvaise pratique</text:span></text:p>
              </text:list-item>
              <text:list-item>
                <text:p><text:span text:style-name="T23"><text:a xlink:href="http://www.ohmyband.fr/CANDIDAT.html?anchor=form%20candidat" xlink:type="simple">http://www.ohmyband.fr/CANDIDAT.html?anchor=form%20candidat</text:a></text:span><text:span text:style-name="T39"><text:s/></text:span><text:span text:style-name="T36">- mauvaise pratique</text:span></text:p>
              </text:list-item>
            </text:list>
            <text:p><text:span text:style-name="T40"/></text:p>
          </draw:text-box>
        </draw:frame>
        <draw:custom-shape draw:style-name="gr61" draw:text-style-name="P21"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3" draw:layer="layout" svg:width="14.284cm" svg:height="7.8cm" svg:x="6.858cm" svg:y="2.2cm">
          <draw:image xlink:href="Pictures/1000000100000338000001C218AFB274808785A9.png" xlink:type="simple" xlink:show="embed" xlink:actuate="onLoad" draw:mime-type="image/png">
            <text:p/>
          </draw:image>
        </draw:frame>
        <draw:frame presentation:style-name="pr42" draw:text-style-name="P45" draw:layer="layout" svg:width="20.8cm" svg:height="1.873cm" svg:x="3.6cm" svg:y="10.127cm" presentation:class="title" presentation:user-transformed="true">
          <draw:text-box>
            <text:p text:style-name="P12"><text:span text:style-name="T31">Mauvais example, les labels sont remplacés par des icônes et des placeholders</text:span></text:p>
          </draw:text-box>
        </draw:frame>
        <presentation:notes draw:style-name="dp2">
          <draw:page-thumbnail draw:style-name="gr3" draw:layer="layout" svg:width="13.586cm" svg:height="11.136cm" svg:x="3.703cm" svg:y="2.252cm" draw:page-number="34" presentation:class="page"/>
          <draw:frame presentation:style-name="pr43"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4" draw:text-style-name="P26"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7" draw:layer="layout" svg:width="25.147cm" svg:height="2.621cm" svg:x="1.016cm" svg:y="13.65cm">
          <draw:text-box>
            <text:p><text:span text:style-name="T35">Source(s) :</text:span></text:p>
            <text:list text:style-name="L1">
              <text:list-item>
                <text:p><text:span text:style-name="T16"><text:a xlink:href="https://developer.mozilla.org/en-US/docs/Web/HTML/Element/label" xlink:type="simple">https://developer.mozilla.org/en-US/docs/Web/HTML/Element/label</text:a></text:span></text:p>
              </text:list-item>
              <text:list-item>
                <text:p><text:span text:style-name="T16"><text:a xlink:href="https://www.w3schools.com/howto/howto_css_form_icon.asp" xlink:type="simple">https://www.w3schools.com/howto/howto_css_form_icon.asp</text:a></text:span><text:span text:style-name="T22"><text:s/>- mauvaise pratique</text:span></text:p>
                <text:p><text:span text:style-name="T22"/></text:p>
              </text:list-item>
            </text:list>
            <text:p><text:span text:style-name="T22"/></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6" draw:style-name="dp1" draw:master-page-name="Default" presentation:presentation-page-layout-name="AL1T0">
        <office:forms form:automatic-focus="false" form:apply-design-mode="false"/>
        <draw:custom-shape draw:style-name="gr59" draw:text-style-name="P51"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2"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7">Bonnes pratiques – Champ de formulaire</text:span></text:p>
          </draw:text-box>
        </draw:frame>
        <draw:frame presentation:style-name="pr45" draw:text-style-name="P54" draw:layer="layout" svg:width="25.806cm" svg:height="11.205cm" svg:x="1.37cm" svg:y="2.295cm" presentation:class="outline" presentation:user-transformed="true">
          <draw:text-box>
            <text:list text:style-name="L2">
              <text:list-item>
                <text:p><text:span text:style-name="T41">Un champ (input) doit impérativement avoir :</text:span></text:p>
                <text:list>
                  <text:list-item>
                    <text:p><text:span text:style-name="T41">Un label qui lui est associé (avec l'attribut "for")</text:span></text:p>
                  </text:list-item>
                  <text:list-item>
                    <text:p><text:span text:style-name="T41">Les attributs suivants</text:span></text:p>
                    <text:list>
                      <text:list-item>
                        <text:p><text:span text:style-name="T41">Un attribut "id" avec une valeur identique à celle de son label associé</text:span></text:p>
                      </text:list-item>
                      <text:list-item>
                        <text:p><text:span text:style-name="T41">Un attribut "name" avec une valeur unique</text:span></text:p>
                      </text:list-item>
                      <text:list-item>
                        <text:p><text:span text:style-name="T41">Un attribut "type", de préférence en accord avec la donnée attendue</text:span></text:p>
                      </text:list-item>
                    </text:list>
                  </text:list-item>
                </text:list>
                <text:p><text:span text:style-name="T41"/></text:p>
              </text:list-item>
            </text:list>
          </draw:text-box>
        </draw:frame>
        <presentation:notes draw:style-name="dp2">
          <draw:page-thumbnail draw:style-name="gr3" draw:layer="layout" svg:width="13.586cm" svg:height="11.136cm" svg:x="3.703cm" svg:y="2.252cm" draw:page-number="36" presentation:class="page"/>
          <draw:frame presentation:style-name="pr46" draw:text-style-name="P53"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2.969cm" svg:height="3.6cm" svg:x="2.516cm" svg:y="3.2cm">
          <draw:image xlink:href="Pictures/100000010000038D0000008D7B531B46B8050EA6.png" xlink:type="simple" xlink:show="embed" xlink:actuate="onLoad" draw:mime-type="image/png">
            <text:p/>
          </draw:image>
        </draw:frame>
        <draw:custom-shape draw:style-name="gr66" draw:text-style-name="P23" draw:layer="layout" svg:width="6cm" svg:height="1.4cm" svg:x="6.4cm" svg:y="3.6cm">
          <text:p/>
          <draw:enhanced-geometry svg:viewBox="0 0 21600 21600" draw:type="rectangle" draw:enhanced-path="M 0 0 L 21600 0 21600 21600 0 21600 0 0 Z N"/>
        </draw:custom-shape>
        <draw:line draw:style-name="gr67" draw:text-style-name="P23" draw:layer="layout" svg:x1="6.4cm" svg:y1="4.6cm" svg:x2="6.4cm" svg:y2="9.2cm">
          <text:p/>
        </draw:line>
        <draw:frame draw:style-name="gr16" draw:text-style-name="P24" draw:layer="layout" svg:width="9.6cm" svg:height="2.384cm" svg:x="6.4cm" svg:y="7cm">
          <draw:text-box>
            <text:p>Associe le <text:span text:style-name="T42">label</text:span> à un <text:span text:style-name="T42">champ (input)</text:span> possédant la même valeur pour l'attribut <text:span text:style-name="T42">"id"</text:span></text:p>
          </draw:text-box>
        </draw:frame>
        <draw:custom-shape draw:style-name="gr68" draw:text-style-name="P23" draw:layer="layout" svg:width="6cm" svg:height="1.4cm" svg:x="17.8cm" svg:y="4.8cm">
          <text:p/>
          <draw:enhanced-geometry svg:viewBox="0 0 21600 21600" draw:type="rectangle" draw:enhanced-path="M 0 0 L 21600 0 21600 21600 0 21600 0 0 Z N"/>
        </draw:custom-shape>
        <draw:line draw:style-name="gr69" draw:text-style-name="P23" draw:layer="layout" svg:x1="17.8cm" svg:y1="5.2cm" svg:x2="17.8cm" svg:y2="9.4cm">
          <text:p/>
        </draw:line>
        <draw:frame draw:style-name="gr70" draw:text-style-name="P24" draw:layer="layout" svg:width="9.6cm" svg:height="3cm" svg:x="17.8cm" svg:y="7cm">
          <draw:text-box>
            <text:p>Associe le <text:span text:style-name="T42">champ (input)</text:span> à un <text:span text:style-name="T42">label</text:span> possédant la même valeur pour l'attribut <text:span text:style-name="T42">"for"</text:span></text:p>
          </draw:text-box>
        </draw:frame>
        <draw:frame draw:style-name="gr58" draw:text-style-name="P50" draw:layer="layout" svg:width="25.147cm" svg:height="1.753cm" svg:x="1.02cm" svg:y="13.848cm">
          <draw:text-box>
            <text:p><text:span text:style-name="T35">Source(s) :</text:span></text:p>
            <text:list text:style-name="L1">
              <text:list-item>
                <text:p><text:span text:style-name="T16"><text:a xlink:href="https://www.anysurfer.be/fr/blog/detail/lelement-placeholder-nest-pas-un-label" xlink:type="simple">https://www.anysurfer.be/fr/blog/detail/lelement-placeholder-nest-pas-un-label</text:a></text:span></text:p>
              </text:list-item>
              <text:list-item>
                <text:p><text:span text:style-name="T16"><text:a xlink:href="https://www.w3schools.com/howto/howto_css_form_icon.asp" xlink:type="simple">https://www.w3schools.com/howto/howto_css_form_icon.asp</text:a></text:span><text:span text:style-name="T36"><text:s/>- mauvaise pratique</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8" draw:style-name="dp1" draw:master-page-name="Default" presentation:presentation-page-layout-name="AL1T0">
        <office:forms form:automatic-focus="false" form:apply-design-mode="false"/>
        <draw:custom-shape draw:style-name="gr71" draw:text-style-name="P5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6" draw:layer="layout" svg:width="25.198cm" svg:height="1.303cm" svg:x="1.393cm" svg:y="0.627cm" presentation:class="title" presentation:user-transformed="true">
          <draw:text-box>
            <text:p text:style-name="P1"><text:span text:style-name="T43">Pratiquons ! - Notre premier formulaire (Partie 1)</text:span></text:p>
          </draw:text-box>
        </draw:frame>
        <draw:custom-shape draw:style-name="gr72" draw:text-style-name="P5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8" draw:layer="layout" svg:width="26.06cm" svg:height="9.904cm" svg:x="1.37cm" svg:y="2.296cm" presentation:class="outline" presentation:user-transformed="true">
          <draw:text-box>
            <text:p text:style-name="P34"><text:span text:style-name="T44">Pré-requis : </text:span></text:p>
            <text:list text:style-name="L2">
              <text:list-item>
                <text:p text:style-name="P16"><text:span text:style-name="T45">Avoir la ressource </text:span><text:span text:style-name="T46">ressources/formulaire-basique</text:span></text:p>
                <text:p text:style-name="P16"><text:span text:style-name="T45"/></text:p>
              </text:list-item>
            </text:list>
            <text:p text:style-name="P16"><text:span text:style-name="T45">A télécharger ici :</text:span></text:p>
            <text:p text:style-name="P16"><text:span text:style-name="T47"><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6" draw:layer="layout" svg:width="25.806cm" svg:height="7.305cm" svg:x="1.37cm" svg:y="2.295cm" presentation:class="outline" presentation:user-transformed="true">
          <draw:text-box>
            <text:list text:style-name="L2">
              <text:list-item>
                <text:p text:style-name="P34"><text:span text:style-name="T10">Deux choix possibles :</text:span></text:p>
                <text:list>
                  <text:list-item>
                    <text:p text:style-name="P1"><text:span text:style-name="T10">Balise &lt;button&gt; avec la valeur "submit" pour l'attribut "type"</text:span></text:p>
                    <text:list>
                      <text:list-item>
                        <text:p text:style-name="P1"><text:span text:style-name="T10">Balise fermante : Permet donc de mettre du texte + image dans le bouton, par exemple</text:span></text:p>
                      </text:list-item>
                    </text:list>
                  </text:list-item>
                </text:list>
                <text:p text:style-name="P1"><text:span text:style-name="T10"/></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10.863cm" svg:height="4.027cm" svg:x="9.937cm" svg:y="9.573cm">
          <draw:image xlink:href="Pictures/10000001000001490000007A4F2E02859218C0FF.png" xlink:type="simple" xlink:show="embed" xlink:actuate="onLoad" draw:mime-type="image/png">
            <text:p/>
          </draw:image>
        </draw:frame>
        <draw:frame draw:style-name="gr31" draw:text-style-name="P59"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9" draw:text-style-name="P26" draw:layer="layout" svg:width="25.806cm" svg:height="4.705cm" svg:x="1.37cm" svg:y="2.295cm" presentation:class="outline" presentation:user-transformed="true">
          <draw:text-box>
            <text:list text:style-name="L2">
              <text:list-item>
                <text:list>
                  <text:list-item>
                    <text:p text:style-name="P1"><text:span text:style-name="T13">Balise &lt;input&gt; avec la valeur "submit" pour l'attribut "type" et l’attribut </text:span><text:span text:style-name="T10">"value" pour le libellé</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1.703cm" svg:height="2.571cm" svg:x="4.097cm" svg:y="7.429cm">
          <draw:image xlink:href="Pictures/1000000100000235000000438E2D4E275B1BD71C.png" xlink:type="simple" xlink:show="embed" xlink:actuate="onLoad" draw:mime-type="image/png">
            <text:p/>
          </draw:image>
        </draw:frame>
        <draw:frame draw:style-name="gr31" draw:text-style-name="P59"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0" draw:text-style-name="P26" draw:layer="layout" svg:width="25.806cm" svg:height="8.105cm" svg:x="1.37cm" svg:y="2.295cm" presentation:class="outline" presentation:user-transformed="true">
          <draw:text-box>
            <text:list text:style-name="L2">
              <text:list-item>
                <text:p text:style-name="P34"><text:span text:style-name="T13">Permet d'envoyer les données vers un serveur</text:span></text:p>
                <text:list>
                  <text:list-item>
                    <text:p text:style-name="P1"><text:span text:style-name="T13">Attribut "action" de la balise &lt;form&gt;</text:span></text:p>
                  </text:list-item>
                </text:list>
              </text:list-item>
              <text:list-item>
                <text:p text:style-name="P1"><text:span text:style-name="T10">Se place dans le formulaire, à la fin de préférence</text:span></text:p>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26" draw:layer="layout" svg:width="25.806cm" svg:height="8.105cm" svg:x="1.37cm" svg:y="2.295cm" presentation:class="outline" presentation:user-transformed="true">
          <draw:text-box>
            <text:list text:style-name="L2">
              <text:list-item>
                <text:p text:style-name="P34"><text:span text:style-name="T13">POST ou GET : </text:span><text:span text:style-name="T14">La page sera rechargée à la soumission </text:span></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custom-shape draw:style-name="gr71" draw:text-style-name="P5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6" draw:layer="layout" svg:width="25.198cm" svg:height="1.303cm" svg:x="1.393cm" svg:y="0.627cm" presentation:class="title" presentation:user-transformed="true">
          <draw:text-box>
            <text:p text:style-name="P1"><text:span text:style-name="T43">Pratiquons ! - Notre premier formulaire (Partie 2)</text:span></text:p>
          </draw:text-box>
        </draw:frame>
        <draw:custom-shape draw:style-name="gr72" draw:text-style-name="P5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58" draw:layer="layout" svg:width="26.06cm" svg:height="9.904cm" svg:x="1.358cm" svg:y="2.296cm" presentation:class="outline" presentation:user-transformed="true">
          <draw:text-box>
            <text:p text:style-name="P34"><text:span text:style-name="T44">Pré-requis : </text:span></text:p>
            <text:list text:style-name="L2">
              <text:list-item>
                <text:p text:style-name="P16"><text:span text:style-name="T45">Avoir la ressource </text:span><text:span text:style-name="T46">ressources/formulaire-basique</text:span></text:p>
                <text:p text:style-name="P16"><text:span text:style-name="T45"/></text:p>
              </text:list-item>
            </text:list>
            <text:p text:style-name="P16"><text:span text:style-name="T45">A télécharger ici :</text:span></text:p>
            <text:p text:style-name="P16"><text:span text:style-name="T47"><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3" draw:text-style-name="P26"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21cm" svg:y="14.153cm">
          <draw:text-box>
            <text:p><text:span text:style-name="T15">Source(s) :</text:span></text:p>
            <text:list text:style-name="L1">
              <text:list-item>
                <text:p><text:span text:style-name="T16"><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4" draw:text-style-name="P26"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attribut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2cm" svg:y="14.152cm">
          <draw:text-box>
            <text:p><text:span text:style-name="T15">Source(s) :</text:span></text:p>
            <text:list text:style-name="L1">
              <text:list-item>
                <text:p><text:span text:style-name="T16"><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5" draw:text-style-name="P26"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3">Long texte</text:span></text:p>
                  </text:list-item>
                  <text:list-item>
                    <text:p text:style-name="P1"><text:span text:style-name="T10">[...]</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2cm" svg:y="14.152cm">
          <draw:text-box>
            <text:p><text:span text:style-name="T15">Source(s) :</text:span></text:p>
            <text:list text:style-name="L1">
              <text:list-item>
                <text:p><text:span text:style-name="T16"><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2cm" svg:y="14.152cm">
          <draw:text-box>
            <text:p><text:span text:style-name="T15">Source :</text:span></text:p>
            <text:list text:style-name="L1">
              <text:list-item>
                <text:p><text:span text:style-name="T22">https://developer.mozilla.org/fr/docs/Web/HTML/Element/textarea</text:span></text:p>
              </text:list-item>
            </text:list>
          </draw:text-box>
        </draw:frame>
        <draw:frame draw:style-name="gr2" draw:text-style-name="P23" draw:layer="layout" svg:width="24.582cm" svg:height="2.142cm" svg:x="1.738cm" svg:y="3.4cm">
          <draw:image xlink:href="Pictures/10000001000003A100000051FD2DF0D36A118949.png" xlink:type="simple" xlink:show="embed" xlink:actuate="onLoad" draw:mime-type="image/png">
            <text:p/>
          </draw:image>
        </draw:frame>
        <draw:frame presentation:style-name="pr5" draw:text-style-name="P45" draw:layer="layout" svg:width="23.714cm" svg:height="1.737cm" svg:x="2.143cm" svg:y="5.663cm" presentation:class="title" presentation:user-transformed="true">
          <draw:text-box>
            <text:p text:style-name="P12"><text:span text:style-name="T31">Exemple de &lt;textarea&gt; avec son &lt;label&gt; associé</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6" draw:text-style-name="P26"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60"><text:span text:style-name="T13">radio : Permet de sélectionner qu'un seul élément </text:span><text:span text:style-name="T10">de la même catégorie</text:span></text:p>
                  </text:list-item>
                </text:list>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7" draw:layer="layout" svg:width="25.147cm" svg:height="1.673cm" svg:x="1.019cm" svg:y="13.651cm">
          <draw:text-box>
            <text:p><text:span text:style-name="T15">Source(s) :</text:span></text:p>
            <text:list text:style-name="L1">
              <text:list-item>
                <text:p><text:span text:style-name="T16"><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7" draw:text-style-name="P26" draw:layer="layout" svg:width="25.806cm" svg:height="8.955cm" svg:x="1.37cm" svg:y="2.295cm" presentation:class="outline" presentation:user-transformed="true">
          <draw:text-box>
            <text:list text:style-name="L2">
              <text:list-item>
                <text:p text:style-name="P34"><text:span text:style-name="T10">Doivent être associés à un label respectif pour qu'ils soient compréhensibles pour l'être humain</text:span></text:p>
              </text:list-item>
              <text:list-item>
                <text:p text:style-name="P34"><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7" draw:layer="layout" svg:width="25.147cm" svg:height="1.673cm" svg:x="1.02cm" svg:y="13.652cm">
          <draw:text-box>
            <text:p><text:span text:style-name="T15">Source(s) :</text:span></text:p>
            <text:list text:style-name="L1">
              <text:list-item>
                <text:p><text:span text:style-name="T16"><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8" draw:text-style-name="P26"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34"><text:span text:style-name="T10"/></text:p>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27" draw:layer="layout" svg:width="25.147cm" svg:height="1.255cm" svg:x="1.119cm" svg:y="13.901cm">
          <draw:text-box>
            <text:p><text:span text:style-name="T15">Source(s) :</text:span></text:p>
            <text:list text:style-name="L1">
              <text:list-item>
                <text:p><text:span text:style-name="T48"><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9" draw:text-style-name="P26"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34"><text:span text:style-name="T10">Les choix liés doivent avoir la même valeur pour l'attribut "name" et une valeur unique pour l'attribut "value"</text:span></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27" draw:layer="layout" svg:width="25.147cm" svg:height="1.255cm" svg:x="1.12cm" svg:y="13.902cm">
          <draw:text-box>
            <text:p><text:span text:style-name="T15">Source(s) :</text:span></text:p>
            <text:list text:style-name="L1">
              <text:list-item>
                <text:p><text:span text:style-name="T48"><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0" draw:text-style-name="P26"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73" draw:text-style-name="P27" draw:layer="layout" svg:width="25.147cm" svg:height="1.255cm" svg:x="1.12cm" svg:y="13.902cm">
          <draw:text-box>
            <text:p><text:span text:style-name="T15">Source(s) :</text:span></text:p>
            <text:list text:style-name="L1">
              <text:list-item>
                <text:p><text:span text:style-name="T48"><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23" draw:layer="layout" svg:width="26.094cm" svg:height="5.411cm" svg:x="0.953cm" svg:y="4.5cm">
          <draw:image xlink:href="Pictures/1000000100000824000001BAA546B8AA7CCE9F30.png" xlink:type="simple" xlink:show="embed" xlink:actuate="onLoad" draw:mime-type="image/png">
            <text:p/>
          </draw:image>
        </draw:frame>
        <draw:frame presentation:style-name="pr61" draw:text-style-name="P45" draw:layer="layout" svg:width="23.714cm" svg:height="0.869cm" svg:x="2.143cm" svg:y="3.063cm" presentation:class="title" presentation:user-transformed="true">
          <draw:text-box>
            <text:p text:style-name="P12"><text:span text:style-name="T31">Exemple d'input type "radio"</text:span></text:p>
          </draw:text-box>
        </draw:frame>
        <draw:custom-shape draw:style-name="gr74" draw:text-style-name="P23" draw:layer="layout" svg:width="5.8cm" svg:height="1cm" svg:x="12.8cm" svg:y="4.4cm">
          <text:p/>
          <draw:enhanced-geometry svg:viewBox="0 0 21600 21600" draw:type="rectangle" draw:enhanced-path="M 0 0 L 21600 0 21600 21600 0 21600 0 0 Z N"/>
        </draw:custom-shape>
        <draw:custom-shape draw:style-name="gr75" draw:text-style-name="P23" draw:layer="layout" svg:width="5.8cm" svg:height="1cm" svg:x="13.2cm" svg:y="6.2cm">
          <text:p/>
          <draw:enhanced-geometry svg:viewBox="0 0 21600 21600" draw:type="rectangle" draw:enhanced-path="M 0 0 L 21600 0 21600 21600 0 21600 0 0 Z N"/>
        </draw:custom-shape>
        <draw:custom-shape draw:style-name="gr75" draw:text-style-name="P23" draw:layer="layout" svg:width="5.8cm" svg:height="1cm" svg:x="14cm" svg:y="8cm">
          <text:p/>
          <draw:enhanced-geometry svg:viewBox="0 0 21600 21600" draw:type="rectangle" draw:enhanced-path="M 0 0 L 21600 0 21600 21600 0 21600 0 0 Z N"/>
        </draw:custom-shape>
        <draw:line draw:style-name="gr69" draw:text-style-name="P23" draw:layer="layout" svg:x1="12.8cm" svg:y1="5.4cm" svg:x2="12.8cm" svg:y2="6.2cm">
          <text:p/>
        </draw:line>
        <draw:line draw:style-name="gr69" draw:text-style-name="P23" draw:layer="layout" svg:x1="13.2cm" svg:y1="7.2cm" svg:x2="13.2cm" svg:y2="8cm">
          <text:p/>
        </draw:line>
        <draw:line draw:style-name="gr69" draw:text-style-name="P23" draw:layer="layout" svg:x1="12.8cm" svg:y1="6.2cm" svg:x2="13.4cm" svg:y2="6.2cm">
          <text:p/>
        </draw:line>
        <draw:line draw:style-name="gr69" draw:text-style-name="P23" draw:layer="layout" svg:x1="13.2cm" svg:y1="8cm" svg:x2="14cm" svg:y2="8cm">
          <text:p/>
        </draw:line>
        <draw:line draw:style-name="gr69" draw:text-style-name="P23" draw:layer="layout" svg:x1="14cm" svg:y1="8.8cm" svg:x2="14cm" svg:y2="12.4cm">
          <text:p/>
        </draw:line>
        <draw:frame draw:style-name="gr76" draw:text-style-name="P24" draw:layer="layout" svg:width="13.2cm" svg:height="2.4cm" svg:x="14cm" svg:y="10.2cm">
          <draw:text-box>
            <text:p>Les trois input <text:span text:style-name="T42">ont la même valeur pour l'attribut "name"</text:span> conséquemment seul un choix parmi les trois peut être sélectionné</text:p>
          </draw:text-box>
        </draw:frame>
        <draw:custom-shape draw:style-name="gr77" draw:text-style-name="P23" draw:layer="layout" svg:width="3cm" svg:height="1cm" svg:x="5.2cm" svg:y="4.4cm">
          <text:p/>
          <draw:enhanced-geometry svg:viewBox="0 0 21600 21600" draw:type="rectangle" draw:enhanced-path="M 0 0 L 21600 0 21600 21600 0 21600 0 0 Z N"/>
        </draw:custom-shape>
        <draw:line draw:style-name="gr78" draw:text-style-name="P23" draw:layer="layout" svg:x1="5.2cm" svg:y1="5.2cm" svg:x2="5.2cm" svg:y2="11.8cm">
          <text:p/>
        </draw:line>
        <draw:frame draw:style-name="gr18" draw:text-style-name="P24" draw:layer="layout" svg:width="7.6cm" svg:height="1.673cm" svg:x="5.2cm" svg:y="10.1cm">
          <draw:text-box>
            <text:p>Valeur "radio" pour avoir le comportement attendu</text:p>
          </draw:text-box>
        </draw:frame>
        <draw:frame draw:style-name="gr73" draw:text-style-name="P27" draw:layer="layout" svg:width="25.147cm" svg:height="1.255cm" svg:x="1.12cm" svg:y="13.902cm">
          <draw:text-box>
            <text:p><text:span text:style-name="T15">Source(s) :</text:span></text:p>
            <text:list text:style-name="L1">
              <text:list-item>
                <text:p><text:span text:style-name="T48"><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23" draw:layer="layout" svg:width="26.094cm" svg:height="5.411cm" svg:x="0.953cm" svg:y="4.5cm">
          <draw:image xlink:href="Pictures/1000000100000824000001BAA546B8AA7CCE9F30.png" xlink:type="simple" xlink:show="embed" xlink:actuate="onLoad" draw:mime-type="image/png">
            <text:p/>
          </draw:image>
        </draw:frame>
        <draw:frame presentation:style-name="pr61" draw:text-style-name="P45" draw:layer="layout" svg:width="23.714cm" svg:height="0.869cm" svg:x="2.143cm" svg:y="3.063cm" presentation:class="title" presentation:user-transformed="true">
          <draw:text-box>
            <text:p text:style-name="P12"><text:span text:style-name="T31">Exemple d'input type "radio"</text:span></text:p>
          </draw:text-box>
        </draw:frame>
        <draw:custom-shape draw:style-name="gr79" draw:text-style-name="P23" draw:layer="layout" svg:width="5.8cm" svg:height="1cm" svg:x="18.8cm" svg:y="4.4cm">
          <text:p/>
          <draw:enhanced-geometry svg:viewBox="0 0 21600 21600" draw:type="rectangle" draw:enhanced-path="M 0 0 L 21600 0 21600 21600 0 21600 0 0 Z N"/>
        </draw:custom-shape>
        <draw:line draw:style-name="gr67" draw:text-style-name="P23" draw:layer="layout" svg:x1="18.8cm" svg:y1="5.2cm" svg:x2="18.8cm" svg:y2="11.6cm">
          <text:p/>
        </draw:line>
        <draw:frame draw:style-name="gr18" draw:text-style-name="P61" draw:layer="layout" svg:width="13.2cm" svg:height="1.673cm" svg:x="5.6cm" svg:y="10.2cm">
          <draw:text-box>
            <text:p text:style-name="P31">Chaque input possède une valeur unique pour l'attribut "value"</text:p>
          </draw:text-box>
        </draw:frame>
        <draw:frame draw:style-name="gr73" draw:text-style-name="P27" draw:layer="layout" svg:width="25.147cm" svg:height="1.255cm" svg:x="1.121cm" svg:y="13.903cm">
          <draw:text-box>
            <text:p><text:span text:style-name="T15">Source(s) :</text:span></text:p>
            <text:list text:style-name="L1">
              <text:list-item>
                <text:p><text:span text:style-name="T48"><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2" draw:text-style-name="P26" draw:layer="layout" svg:width="25.806cm" svg:height="10.105cm" svg:x="1.37cm" svg:y="2.295cm" presentation:class="outline" presentation:user-transformed="true">
          <draw:text-box>
            <text:list text:style-name="L2">
              <text:list-item>
                <text:p text:style-name="P34"><text:span text:style-name="T13">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7" draw:layer="layout" svg:width="25.147cm" svg:height="1.673cm" svg:x="1.02cm" svg:y="13.827cm">
          <draw:text-box>
            <text:p><text:span text:style-name="T15">Source(s) :</text:span></text:p>
            <text:list text:style-name="L1">
              <text:list-item>
                <text:p><text:span text:style-name="T16"><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3" draw:text-style-name="P26" draw:layer="layout" svg:width="25.806cm" svg:height="1.505cm" svg:x="1.37cm" svg:y="2.295cm" presentation:class="outline" presentation:user-transformed="true">
          <draw:text-box>
            <text:list text:style-name="L2">
              <text:list-item>
                <text:p text:style-name="P34"><text:span text:style-name="T10">Valeurs uniques</text:span></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23" draw:layer="layout" svg:width="25.108cm" svg:height="3.8cm" svg:x="1.446cm" svg:y="4.3cm">
          <draw:image xlink:href="Pictures/100000010000079200000126F52E31CAEDFEA399.png" xlink:type="simple" xlink:show="embed" xlink:actuate="onLoad" draw:mime-type="image/png">
            <text:p/>
          </draw:image>
        </draw:frame>
        <draw:custom-shape draw:style-name="gr80" draw:text-style-name="P23" draw:layer="layout" svg:width="3.8cm" svg:height="1cm" svg:x="17.2cm" svg:y="4.2cm">
          <text:p/>
          <draw:enhanced-geometry svg:viewBox="0 0 21600 21600" draw:type="rectangle" draw:enhanced-path="M 0 0 L 21600 0 21600 21600 0 21600 0 0 Z N"/>
        </draw:custom-shape>
        <draw:line draw:style-name="gr81" draw:text-style-name="P23" draw:layer="layout" svg:x1="17.2cm" svg:y1="4.3cm" svg:x2="17.2cm" svg:y2="11.8cm">
          <text:p/>
        </draw:line>
        <draw:frame draw:style-name="gr82" draw:text-style-name="P61" draw:layer="layout" svg:width="13.2cm" svg:height="3.806cm" svg:x="4cm" svg:y="8.283cm">
          <draw:text-box>
            <text:p text:style-name="P31">La valeur de l'attribut "name" est unique à chaque checkbox.</text:p>
            <text:p text:style-name="P31"/>
            <text:p text:style-name="P31">Chaque donnée est envoyée indépendamment</text:p>
          </draw:text-box>
        </draw:frame>
        <draw:frame draw:style-name="gr18" draw:text-style-name="P27" draw:layer="layout" svg:width="25.147cm" svg:height="1.673cm" svg:x="1.019cm" svg:y="13.826cm">
          <draw:text-box>
            <text:p><text:span text:style-name="T15">Source(s) :</text:span></text:p>
            <text:list text:style-name="L1">
              <text:list-item>
                <text:p><text:span text:style-name="T16"><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4" draw:text-style-name="P26" draw:layer="layout" svg:width="26.43cm" svg:height="11.205cm" svg:x="1.37cm" svg:y="2.295cm" presentation:class="outline" presentation:user-transformed="true">
          <draw:text-box>
            <text:list text:style-name="L2">
              <text:list-item>
                <text:p text:style-name="P16"><text:span text:style-name="T13">Exemples d'utilisation - </text:span><text:span text:style-name="T10">Choix multiples</text:span></text:p>
                <text:list>
                  <text:list-item>
                    <text:p text:style-name="P1"><text:span text:style-name="T10">framadate / doodle → sélection de dates</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18" draw:text-style-name="P27" draw:layer="layout" svg:width="25.147cm" svg:height="1.673cm" svg:x="1.02cm" svg:y="13.827cm">
          <draw:text-box>
            <text:p><text:span text:style-name="T15">Source(s) :</text:span></text:p>
            <text:list text:style-name="L1">
              <text:list-item>
                <text:p><text:span text:style-name="T16"><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custom-shape draw:style-name="gr71" draw:text-style-name="P5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6" draw:layer="layout" svg:width="25.198cm" svg:height="1.303cm" svg:x="1.393cm" svg:y="0.627cm" presentation:class="title" presentation:user-transformed="true">
          <draw:text-box>
            <text:p text:style-name="P1"><text:span text:style-name="T43">Pratiquons ! - Notre premier formulaire (Partie 3)</text:span></text:p>
          </draw:text-box>
        </draw:frame>
        <draw:custom-shape draw:style-name="gr72" draw:text-style-name="P5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58" draw:layer="layout" svg:width="26.06cm" svg:height="9.904cm" svg:x="1.358cm" svg:y="2.296cm" presentation:class="outline" presentation:user-transformed="true">
          <draw:text-box>
            <text:p text:style-name="P34"><text:span text:style-name="T44">Pré-requis : </text:span></text:p>
            <text:list text:style-name="L2">
              <text:list-item>
                <text:p text:style-name="P16"><text:span text:style-name="T45">Avoir la ressource </text:span><text:span text:style-name="T46">ressources/formulaire-basique</text:span></text:p>
                <text:p text:style-name="P16"><text:span text:style-name="T45"/></text:p>
              </text:list-item>
            </text:list>
            <text:p text:style-name="P16"><text:span text:style-name="T45">A télécharger ici :</text:span></text:p>
            <text:p text:style-name="P16"><text:span text:style-name="T47"><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6" draw:text-style-name="P62" draw:layer="layout" svg:width="25.806cm" svg:height="11.205cm" svg:x="1.37cm" svg:y="2.25cm" presentation:class="outline" presentation:user-transformed="true">
          <draw:text-box>
            <text:list text:style-name="L2">
              <text:list-item>
                <text:p text:style-name="P16"><text:span text:style-name="T49">Permet de sélectionner un choix parmi une liste de choix définis</text:span></text:p>
              </text:list-item>
              <text:list-item>
                <text:p text:style-name="P42"><text:span text:style-name="T49">Peut se substituer à la balise &lt;input type="radio"&gt; quand il y a trop de choix</text:span></text:p>
              </text:list-item>
              <text:list-item>
                <text:p text:style-name="P42"><text:span text:style-name="T49">Permet de sélectionner plusieurs choix en même temps</text:span></text:p>
                <text:list>
                  <text:list-item>
                    <text:p text:style-name="P1"><text:span text:style-name="T49">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18cm" svg:y="14.15cm">
          <draw:text-box>
            <text:p><text:span text:style-name="T15">Source(s) :</text:span></text:p>
            <text:list text:style-name="L1">
              <text:list-item>
                <text:p><text:span text:style-name="T1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7" draw:text-style-name="P62" draw:layer="layout" svg:width="25.806cm" svg:height="9.95cm" svg:x="1.37cm" svg:y="2.25cm" presentation:class="outline" presentation:user-transformed="true">
          <draw:text-box>
            <text:list text:style-name="L2">
              <text:list-item>
                <text:p text:style-name="P16"><text:span text:style-name="T50">Ne peut contenir que des balises &lt;option&gt;</text:span></text:p>
                <text:list>
                  <text:list-item>
                    <text:p text:style-name="P1"><text:span text:style-name="T50">Contient (balise option) l'attribut "value"</text:span></text:p>
                  </text:list-item>
                </text:list>
              </text:list-item>
              <text:list-item>
                <text:p text:style-name="P16"><text:span text:style-name="T49">Possibilité de grouper les options via la balise &lt;optgroup&gt;</text:span></text:p>
                <text:p text:style-name="P42"><text:span text:style-name="T49"/></text:p>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7" draw:layer="layout" svg:width="25.147cm" svg:height="2.147cm" svg:x="1.018cm" svg:y="13.4cm">
          <draw:text-box>
            <text:p><text:span text:style-name="T15">Sources :</text:span></text:p>
            <text:list text:style-name="L1">
              <text:list-item>
                <text:p><text:span text:style-name="T16"><text:a xlink:href="https://developer.mozilla.org/fr/docs/Web/HTML/Element/select" xlink:type="simple">https://developer.mozilla.org/fr/docs/Web/HTML/Element/select</text:a></text:span></text:p>
              </text:list-item>
              <text:list-item>
                <text:p><text:span text:style-name="T16"><text:a xlink:href="https://developer.mozilla.org/fr/docs/Web/HTML/Element/option" xlink:type="simple">https://developer.mozilla.org/fr/docs/Web/HTML/Element/option</text:a></text:span></text:p>
              </text:list-item>
              <text:list-item>
                <text:p><text:span text:style-name="T16"><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8" draw:text-style-name="P62" draw:layer="layout" svg:width="25.806cm" svg:height="11.205cm" svg:x="1.37cm" svg:y="2.25cm" presentation:class="outline" presentation:user-transformed="true">
          <draw:text-box>
            <text:list text:style-name="L2">
              <text:list-item>
                <text:p text:style-name="P16"><text:span text:style-name="T49">Attribut "selected" pour présélectionner un élément</text:span></text:p>
              </text:list-item>
              <text:list-item>
                <text:p text:style-name="P1"><text:span text:style-name="T49">Possibilité de personnalisation très limitée</text:span></text:p>
                <text:list>
                  <text:list-item>
                    <text:p text:style-name="P1"><text:span text:style-name="T50">Ne pas faire un &lt;select&gt; custom</text:span><text:span text:style-name="T49"> → Crée des problèmes pour l'accessibilité</text:span></text:p>
                  </text:list-item>
                </text:list>
                <text:p text:style-name="P1"><text:span text:style-name="T49"/></text:p>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2" draw:text-style-name="P27" draw:layer="layout" svg:width="25.147cm" svg:height="1.199cm" svg:x="1.02cm" svg:y="14.252cm">
          <draw:text-box>
            <text:p><text:span text:style-name="T15">Source(s) :</text:span></text:p>
            <text:list text:style-name="L1">
              <text:list-item>
                <text:p><text:span text:style-name="T1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draw:frame presentation:style-name="pr69" draw:text-style-name="P26"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42" draw:text-style-name="P27" draw:layer="layout" svg:width="25.147cm" svg:height="1.199cm" svg:x="1.019cm" svg:y="14.251cm">
          <draw:text-box>
            <text:p><text:span text:style-name="T15">Source(s) :</text:span></text:p>
            <text:list text:style-name="L1">
              <text:list-item>
                <text:p><text:span text:style-name="T1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3"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1.187cm" svg:height="9.924cm" svg:x="5.407cm" svg:y="2.1cm">
          <draw:image xlink:href="Pictures/10000001000002E90000015D8D62C83A37441668.png" xlink:type="simple" xlink:show="embed" xlink:actuate="onLoad" draw:mime-type="image/png">
            <text:p/>
          </draw:image>
        </draw:frame>
        <draw:custom-shape draw:style-name="gr84" draw:text-style-name="P23" draw:layer="layout" svg:width="4.2cm" svg:height="1cm" svg:x="8.4cm" svg:y="4cm">
          <text:p/>
          <draw:enhanced-geometry svg:viewBox="0 0 21600 21600" draw:type="rectangle" draw:enhanced-path="M 0 0 L 21600 0 21600 21600 0 21600 0 0 Z N"/>
        </draw:custom-shape>
        <draw:line draw:style-name="gr69" draw:text-style-name="P23" draw:layer="layout" svg:x1="8.4cm" svg:y1="4.1cm" svg:x2="8.4cm" svg:y2="14.2cm">
          <text:p/>
        </draw:line>
        <draw:frame draw:style-name="gr16" draw:text-style-name="P61" draw:layer="layout" svg:width="8cm" svg:height="2.384cm" svg:x="0.2cm" svg:y="12.024cm">
          <draw:text-box>
            <text:p text:style-name="P31">L'attribut "name" est défini au niveau de la balise &lt;select&gt;</text:p>
          </draw:text-box>
        </draw:frame>
        <draw:custom-shape draw:style-name="gr85" draw:text-style-name="P23" draw:layer="layout" svg:width="4.2cm" svg:height="1cm" svg:x="9.8cm" svg:y="5.7cm">
          <text:p/>
          <draw:enhanced-geometry svg:viewBox="0 0 21600 21600" draw:type="rectangle" draw:enhanced-path="M 0 0 L 21600 0 21600 21600 0 21600 0 0 Z N"/>
        </draw:custom-shape>
        <draw:line draw:style-name="gr86" draw:text-style-name="P23" draw:layer="layout" svg:x1="9.8cm" svg:y1="5.65cm" svg:x2="9.8cm" svg:y2="13.8cm">
          <text:p/>
        </draw:line>
        <draw:frame draw:style-name="gr18" draw:text-style-name="P43"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draw:custom-shape draw:style-name="gr87" draw:text-style-name="P40" draw:layer="layout" svg:width="1.64cm" svg:height="14.531cm" draw:transform="rotate (-1.5707963267949) translate (28.785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8" draw:text-style-name="P63" draw:layer="layout" svg:width="2.931cm" svg:height="14.531cm" draw:transform="rotate (-1.5707963267949) translate (13.8cm 14.25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5.198cm" svg:height="1.425cm" svg:x="1.393cm" svg:y="0.627cm" presentation:class="title" presentation:user-transformed="true">
          <draw:text-box>
            <text:p text:style-name="P1"><text:span text:style-name="T37">Point accessibilité – Personnalisation</text:span></text:p>
          </draw:text-box>
        </draw:frame>
        <draw:frame presentation:style-name="pr70" draw:text-style-name="P54" draw:layer="layout" svg:width="25.806cm" svg:height="10.305cm" svg:x="1.37cm" svg:y="2.295cm" presentation:class="outline" presentation:user-transformed="true">
          <draw:text-box>
            <text:list text:style-name="L2">
              <text:list-item>
                <text:p><text:span text:style-name="T51">Beau n'est pas égal à fonctionnel</text:span></text:p>
              </text:list-item>
              <text:list-item>
                <text:p><text:span text:style-name="T41">Personnaliser des éléments de formulaire pour qu'ils soient beaux est une très mauvaise idée si ça ne les rend pas clairs à l'utilisation</text:span></text:p>
              </text:list-item>
              <text:list-item>
                <text:p><text:span text:style-name="T41">Peut supprimer / endommager le côté accessible des éléments</text:span></text:p>
              </text:list-item>
              <text:list-item>
                <text:p><text:span text:style-name="T41">Évitez à tout prix de personnaliser la balise option</text:span></text:p>
                <text:list>
                  <text:list-item>
                    <text:p><text:span text:style-name="T41">Compliqué et pose plein de problèmes</text:span></text:p>
                  </text:list-item>
                </text:list>
              </text:list-item>
            </text:list>
          </draw:text-box>
        </draw:frame>
        <presentation:notes draw:style-name="dp2">
          <draw:page-thumbnail draw:style-name="gr3" draw:layer="layout" svg:width="13.586cm" svg:height="11.136cm" svg:x="3.703cm" svg:y="2.252cm" draw:page-number="64" presentation:class="page"/>
          <draw:frame presentation:style-name="pr71" draw:text-style-name="P5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71" draw:text-style-name="P5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6" draw:layer="layout" svg:width="25.198cm" svg:height="1.303cm" svg:x="1.393cm" svg:y="0.627cm" presentation:class="title" presentation:user-transformed="true">
          <draw:text-box>
            <text:p text:style-name="P1"><text:span text:style-name="T43">Pratiquons ! - Notre premier formulaire (Partie 4)</text:span></text:p>
          </draw:text-box>
        </draw:frame>
        <draw:custom-shape draw:style-name="gr72" draw:text-style-name="P5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58" draw:layer="layout" svg:width="26.06cm" svg:height="9.904cm" svg:x="1.358cm" svg:y="2.296cm" presentation:class="outline" presentation:user-transformed="true">
          <draw:text-box>
            <text:p text:style-name="P34"><text:span text:style-name="T44">Pré-requis : </text:span></text:p>
            <text:list text:style-name="L2">
              <text:list-item>
                <text:p text:style-name="P16"><text:span text:style-name="T45">Avoir la ressource </text:span><text:span text:style-name="T46">ressources/formulaire-basique</text:span></text:p>
                <text:p text:style-name="P16"><text:span text:style-name="T45"/></text:p>
              </text:list-item>
            </text:list>
            <text:p text:style-name="P16"><text:span text:style-name="T45">A télécharger ici :</text:span></text:p>
            <text:p text:style-name="P16"><text:span text:style-name="T47"><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3" draw:text-style-name="P26"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text:span></text:p>
                  </text:list-item>
                </text:list>
              </text:list-item>
            </text:list>
          </draw:text-box>
        </draw:frame>
        <draw:custom-shape draw:style-name="gr17"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9" draw:text-style-name="P27" draw:layer="layout" svg:width="25.147cm" svg:height="1.788cm" svg:x="1.02cm" svg:y="13.927cm">
          <draw:text-box>
            <text:p><text:span text:style-name="T15">Source(s) :</text:span></text:p>
            <text:list text:style-name="L1">
              <text:list-item>
                <text:p><text:span text:style-name="T16"><text:a xlink:href="https://developer.mozilla.org/fr/docs/Web/HTML/Attributes/required" xlink:type="simple">https://developer.mozilla.org/fr/docs/Web/HTML/Attributes/required</text:a></text:span></text:p>
              </text:list-item>
              <text:list-item>
                <text:p><text:span text:style-name="T16"><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90"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74"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5" draw:text-style-name="P26"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7" draw:layer="layout" svg:width="25.147cm" svg:height="1.673cm" svg:x="1.021cm" svg:y="13.853cm">
          <draw:text-box>
            <text:p><text:span text:style-name="T15">Source(s) :</text:span></text:p>
            <text:list text:style-name="L1">
              <text:list-item>
                <text:p><text:span text:style-name="T16"><text:a xlink:href="https://developer.mozilla.org/fr/docs/Web/Guide/HTML/Formulaires/Validation_donnees_formulaire" xlink:type="simple">https://developer.mozilla.org/fr/docs/Web/Guide/HTML/Formulaires/Validation_donnees_formulaire</text:a></text:span></text:p>
              </text:list-item>
              <text:list-item>
                <text:p><text:span text:style-name="T16"><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8" draw:style-name="dp1" draw:master-page-name="Default" presentation:presentation-page-layout-name="AL1T0">
        <draw:custom-shape draw:style-name="gr71" draw:text-style-name="P5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6" draw:layer="layout" svg:width="25.198cm" svg:height="1.303cm" svg:x="1.393cm" svg:y="0.627cm" presentation:class="title" presentation:user-transformed="true">
          <draw:text-box>
            <text:p text:style-name="P1"><text:span text:style-name="T43">Pratiquons ! - Notre premier formulaire (Partie 5)</text:span></text:p>
          </draw:text-box>
        </draw:frame>
        <draw:custom-shape draw:style-name="gr72" draw:text-style-name="P5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58" draw:layer="layout" svg:width="26.06cm" svg:height="9.904cm" svg:x="1.358cm" svg:y="2.296cm" presentation:class="outline" presentation:user-transformed="true">
          <draw:text-box>
            <text:p text:style-name="P34"><text:span text:style-name="T44">Pré-requis : </text:span></text:p>
            <text:list text:style-name="L2">
              <text:list-item>
                <text:p text:style-name="P16"><text:span text:style-name="T45">Avoir la ressource </text:span><text:span text:style-name="T46">ressources/formulaire-basique</text:span></text:p>
                <text:p text:style-name="P16"><text:span text:style-name="T45"/></text:p>
              </text:list-item>
            </text:list>
            <text:p text:style-name="P16"><text:span text:style-name="T45">A télécharger ici :</text:span></text:p>
            <text:p text:style-name="P16"><text:span text:style-name="T47"><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2">tous </text:span><text:span text:style-name="T8">les sites web</text:span></text:p>
                  </text:list-item>
                </text:list>
                <text:p text:style-name="P16"><text:span text:style-name="T8"/></text:p>
              </text:list-item>
            </text:list>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2">Indispensable pour débugger son site</text:span></text:p>
                <text:list>
                  <text:list-item>
                    <text:p text:style-name="P1"><text:span text:style-name="T52">Ou exploiter des failles de sécurité</text:span></text:p>
                  </text:list-item>
                </text:list>
              </text:list-item>
              <text:list-item>
                <text:p text:style-name="P16"><text:span text:style-name="T8">Permet "d'émuler" des appareils mobiles</text:span></text:p>
              </text:list-item>
            </text:list>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5.626cm" svg:height="5.735cm" svg:x="2.374cm" svg:y="5.965cm">
          <draw:image xlink:href="Pictures/10000001000001020000012163D5A37D4AD19641.png" xlink:type="simple" xlink:show="embed" xlink:actuate="onLoad" draw:mime-type="image/png">
            <text:p/>
          </draw:image>
        </draw:frame>
        <draw:frame draw:style-name="gr93" draw:text-style-name="P27" draw:layer="layout" svg:width="25.147cm" svg:height="2.677cm" svg:x="1.02cm" svg:y="13.652cm">
          <draw:text-box>
            <text:p><text:span text:style-name="T15">Source(s) :</text:span></text:p>
            <text:list text:style-name="L1">
              <text:list-item>
                <text:p><text:span text:style-name="T22">https://developer.mozilla.org/en-US/docs/Tools/Web_Console/Keyboard_shortcuts</text:span></text:p>
              </text:list-item>
              <text:list-item>
                <text:p><text:span text:style-name="T22">https://developers.google.com/web/tools/chrome-devtools/shortcuts</text:span></text:p>
              </text:list-item>
            </text:list>
          </draw:text-box>
        </draw:frame>
        <draw:frame draw:style-name="gr2" draw:text-style-name="P23" draw:layer="layout" svg:width="15.207cm" svg:height="6.21cm" svg:x="10.993cm" svg:y="5.943cm">
          <draw:image xlink:href="Pictures/1000000100000502000002793BEA093148471B0C.png" xlink:type="simple" xlink:show="embed" xlink:actuate="onLoad" draw:mime-type="image/png">
            <text:p/>
          </draw:image>
        </draw:frame>
        <draw:frame draw:style-name="gr94" draw:text-style-name="P64" draw:layer="layout" svg:width="16.6cm" svg:height="1.038cm" svg:x="10.2cm" svg:y="12.3cm">
          <draw:text-box>
            <text:p text:style-name="P12"><text:span text:style-name="T54">console du navigateur Brave</text:span></text:p>
          </draw:text-box>
        </draw:frame>
        <draw:frame draw:style-name="gr95" draw:text-style-name="P64" draw:layer="layout" svg:width="7cm" svg:height="1.825cm" svg:x="1.6cm" svg:y="11.85cm">
          <draw:text-box>
            <text:p text:style-name="P12"><text:span text:style-name="T54">Menu contextuel de Firefox</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23" draw:layer="layout" svg:width="24.975cm" svg:height="2cm" svg:x="1.6cm" svg:y="6.8cm">
          <draw:image xlink:href="Pictures/1000000100000502000002793BEA093148471B0C.png" xlink:type="simple" xlink:show="embed" xlink:actuate="onLoad" draw:mime-type="image/png">
            <text:p/>
          </draw:image>
        </draw:frame>
        <draw:custom-shape draw:style-name="gr97" draw:text-style-name="P65" draw:layer="layout" svg:width="2.4cm" svg:height="1.4cm" svg:x="3.6cm" svg:y="7.4cm">
          <text:p/>
          <draw:enhanced-geometry svg:viewBox="0 0 21600 21600" draw:type="rectangle" draw:enhanced-path="M 0 0 L 21600 0 21600 21600 0 21600 0 0 Z N"/>
        </draw:custom-shape>
        <draw:line draw:style-name="gr98" draw:text-style-name="P23" draw:layer="layout" svg:x1="3.6cm" svg:y1="8.6cm" svg:x2="3.6cm" svg:y2="11.6cm">
          <text:p/>
        </draw:line>
        <draw:frame draw:style-name="gr16" draw:text-style-name="P66" draw:layer="layout" svg:width="15cm" svg:height="2.384cm" svg:x="3.6cm" svg:y="9.327cm">
          <draw:text-box>
            <text:p text:style-name="P1"><text:span text:style-name="T20">Onglet Elements (Chrome) / Inspecteur (Firefox)</text:span></text:p>
            <text:p text:style-name="P1"><text:span text:style-name="T19">Affiche la page web courante du point de vue code HTML/CSS</text:span></text:p>
          </draw:text-box>
        </draw:frame>
        <draw:custom-shape draw:style-name="gr99" draw:text-style-name="P65" draw:layer="layout" svg:width="1.2cm" svg:height="1.4cm" svg:x="1.4cm" svg:y="7.4cm">
          <text:p/>
          <draw:enhanced-geometry svg:viewBox="0 0 21600 21600" draw:type="rectangle" draw:enhanced-path="M 0 0 L 21600 0 21600 21600 0 21600 0 0 Z N"/>
        </draw:custom-shape>
        <draw:line draw:style-name="gr100" draw:text-style-name="P23" draw:layer="layout" svg:x1="1.4cm" svg:y1="4.2cm" svg:x2="1.4cm" svg:y2="7.73cm">
          <text:p/>
        </draw:line>
        <draw:frame draw:style-name="gr101" draw:text-style-name="P66" draw:layer="layout" svg:width="12.6cm" svg:height="2.984cm" svg:x="1.4cm" svg:y="4cm">
          <draw:text-box>
            <text:p text:style-name="P1"><text:span text:style-name="T20">Outil "Sélection"</text:span></text:p>
            <text:p text:style-name="P1"><text:span text:style-name="T19">Permet de sélectionner un élément directement sur la page </text:span></text:p>
          </draw:text-box>
        </draw:frame>
        <presentation:notes draw:style-name="dp2">
          <draw:page-thumbnail draw:style-name="gr3" draw:layer="layout" svg:width="13.586cm" svg:height="11.136cm" svg:x="3.703cm" svg:y="2.252cm" draw:page-number="72"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53">Durant ce cours, seul les trois premiers éléments nous intéressent (noms traduits par mes soins):</text:span></text:p>
                  <text:list>
                    <text:list-item>
                      <text:p><text:span text:style-name="T53">Sélectionner un élément</text:span></text:p>
                    </text:list-item>
                    <text:list-item>
                      <text:p><text:span text:style-name="T53">Barre d'outil mobile (à droite sous Firefox)</text:span></text:p>
                    </text:list-item>
                    <text:list-item>
                      <text:p><text:span text:style-name="T53">Elements</text:span></text:p>
                    </text:list-item>
                  </text:list>
                </text:list-item>
              </text:list>
            </draw:text-box>
          </draw:frame>
        </presentation:notes>
      </draw:page>
      <draw:page draw:name="page7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3" draw:layer="layout" svg:width="20.301cm" svg:height="9.74cm" svg:x="3.85cm" svg:y="1.93cm">
          <draw:image xlink:href="Pictures/1000000100000502000002793BEA093148471B0C.png" xlink:type="simple" xlink:show="embed" xlink:actuate="onLoad" draw:mime-type="image/png">
            <text:p/>
          </draw:image>
        </draw:frame>
        <draw:custom-shape draw:style-name="gr102" draw:text-style-name="P65" draw:layer="layout" svg:width="14.8cm" svg:height="8.8cm" svg:x="3.6cm" svg:y="3cm">
          <text:p/>
          <draw:enhanced-geometry svg:viewBox="0 0 21600 21600" draw:type="rectangle" draw:enhanced-path="M 0 0 L 21600 0 21600 21600 0 21600 0 0 Z N"/>
        </draw:custom-shape>
        <draw:line draw:style-name="gr98" draw:text-style-name="P23" draw:layer="layout" svg:x1="3.6cm" svg:y1="11cm" svg:x2="3.6cm" svg:y2="13.4cm">
          <text:p/>
        </draw:line>
        <draw:frame draw:style-name="gr18" draw:text-style-name="P43" draw:layer="layout" svg:width="12.6cm" svg:height="1.673cm" svg:x="3.6cm" svg:y="11.8cm">
          <draw:text-box>
            <text:p text:style-name="P1">Code HTML de la page courante<text:line-break/>L'élément en bleu est l'élément sélectionné</text:p>
          </draw:text-box>
        </draw:frame>
        <draw:custom-shape draw:style-name="gr103" draw:text-style-name="P65" draw:layer="layout" svg:width="5.6cm" svg:height="9.2cm" svg:x="18.8cm" svg:y="2.6cm">
          <text:p/>
          <draw:enhanced-geometry svg:viewBox="0 0 21600 21600" draw:mirror-horizontal="true" draw:type="rectangle" draw:enhanced-path="M 0 0 L 21600 0 21600 21600 0 21600 0 0 Z N"/>
        </draw:custom-shape>
        <draw:frame draw:style-name="gr82" draw:text-style-name="P43" draw:layer="layout" svg:width="8.6cm" svg:height="3.806cm" svg:x="18.8cm" svg:y="11.8cm">
          <draw:text-box>
            <text:p text:style-name="P1">Déclarations CSS et sélecteurs CSS de l'élément sélectionné</text:p>
          </draw:text-box>
        </draw:frame>
        <draw:line draw:style-name="gr52" draw:text-style-name="P23" draw:layer="layout" svg:x1="18.8cm" svg:y1="11.67cm" svg:x2="18.8cm" svg:y2="14.2cm">
          <text:p/>
        </draw:lin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48" draw:layer="layout" svg:width="25.43cm" svg:height="12.105cm" svg:x="1.37cm" svg:y="2.295cm" presentation:class="outline" presentation:user-transformed="true">
          <draw:text-box>
            <text:list text:style-name="L2">
              <text:list-item>
                <text:p text:style-name="P16"><text:span text:style-name="T55">Possibilité d'éditer le CSS appliqué sur le panneau de droite</text:span></text:p>
                <text:list>
                  <text:list-item>
                    <text:p text:style-name="P1"><text:span text:style-name="T55">Ajout / retrait / modification sélecteurs CSS</text:span></text:p>
                  </text:list-item>
                  <text:list-item>
                    <text:p text:style-name="P1"><text:span text:style-name="T55">Ajout / retrait / modification propriétés CSS</text:span></text:p>
                  </text:list-item>
                  <text:list-item>
                    <text:p text:style-name="P1"><text:span text:style-name="T55">Modification valeur de propriétés CSS</text:span></text:p>
                  </text:list-item>
                </text:list>
              </text:list-item>
            </text:list>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6" draw:style-name="dp1" draw:master-page-name="Default" presentation:presentation-page-layout-name="AL1T0">
        <draw:custom-shape draw:style-name="gr71" draw:text-style-name="P55"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6" draw:layer="layout" svg:width="25.198cm" svg:height="1.303cm" svg:x="1.393cm" svg:y="0.627cm" presentation:class="title" presentation:user-transformed="true">
          <draw:text-box>
            <text:p text:style-name="P1"><text:span text:style-name="T43">Pratiquons ! - Console web</text:span></text:p>
          </draw:text-box>
        </draw:frame>
        <draw:custom-shape draw:style-name="gr72" draw:text-style-name="P5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54" draw:layer="layout" svg:width="26.06cm" svg:height="11.704cm" svg:x="1.37cm" svg:y="2.296cm" presentation:class="outline" presentation:user-transformed="true">
          <draw:text-box>
            <text:list text:style-name="L2">
              <text:list-item>
                <text:p text:style-name="P34"><text:span text:style-name="T56">Ouvrez la console du navigateur sur le site que vous voulez</text:span></text:p>
                <text:list>
                  <text:list-item>
                    <text:p text:style-name="P1"><text:span text:style-name="T56">F12 ou clic droit &gt; Examiner / Inspecter</text:span></text:p>
                  </text:list-item>
                  <text:list-item>
                    <text:p text:style-name="P1"><text:span text:style-name="T56">Sélectionnez l'onglet Éléments / Inspecteur</text:span></text:p>
                  </text:list-item>
                  <text:list-item>
                    <text:p text:style-name="P1"><text:span text:style-name="T56">Sélectionnez des balises </text:span></text:p>
                    <text:list>
                      <text:list-item>
                        <text:p text:style-name="P1"><text:span text:style-name="T56">Éditez le code HTML</text:span></text:p>
                        <text:p text:style-name="P1"><text:span text:style-name="T56"/></text:p>
                      </text:list-item>
                    </text:list>
                  </text:list-item>
                </text:list>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6"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4" draw:text-style-name="P27" draw:layer="layout" svg:width="25.147cm" svg:height="0.8cm" svg:x="1.021cm" svg:y="14.8cm">
          <draw:text-box>
            <text:p><text:span text:style-name="T15">* </text:span><text:span text:style-name="T22">liste non exhaustive</text:span></text:p>
          </draw:text-box>
        </draw:frame>
        <presentation:notes draw:style-name="dp2">
          <draw:page-thumbnail draw:style-name="gr3" draw:layer="layout" svg:width="13.586cm" svg:height="11.136cm" svg:x="3.703cm" svg:y="2.252cm" draw:page-number="77"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8" draw:style-name="dp1" draw:master-page-name="Default_5f_" presentation:presentation-page-layout-name="AL1T0">
        <draw:frame presentation:style-name="pr88"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5" draw:text-style-name="P67"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6" draw:text-style-name="P68"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9"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2">Ne copier-collez jamais du code que vous ne comprenez pas dans la console du navigateur</text:span></text:p>
                  </text:list-item>
                </text:list>
              </text:list-item>
            </text:list>
          </draw:text-box>
        </draw:frame>
        <draw:frame draw:style-name="gr107" draw:text-style-name="P27" draw:layer="layout" svg:width="25.147cm" svg:height="2.147cm" svg:x="1.022cm" svg:y="13.4cm">
          <draw:text-box>
            <text:p><text:span text:style-name="T15">Sources :</text:span></text:p>
            <text:list text:style-name="L1">
              <text:list-item>
                <text:p><text:span text:style-name="T16"><text:a xlink:href="https://en.wikipedia.org/wiki/Self-XSS" xlink:type="simple">https://en.wikipedia.org/wiki/Self-XSS</text:a></text:span><text:span text:style-name="T22"><text:s/>– anglais</text:span></text:p>
              </text:list-item>
              <text:list-item>
                <text:p><text:span text:style-name="T22">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78"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 presentation:presentation-page-layout-name="AL1T0">
        <draw:frame presentation:style-name="pr91" draw:text-style-name="P69" draw:layer="layout" svg:width="25.198cm" svg:height="5.677cm" svg:x="1.393cm" svg:y="4.8cm" presentation:class="title" presentation:user-transformed="true">
          <draw:text-box>
            <text:p text:style-name="P1"><text:span text:style-name="T57">Soyez malin/maligne : Utilisez </text:span><text:span text:style-name="T57"><text:line-break/></text:span><text:span text:style-name="T57">la console du navigateur pour développer</text:span></text:p>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92"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0" draw:style-name="dp1" draw:master-page-name="Default_5f_" presentation:presentation-page-layout-name="AL1T0">
        <draw:frame presentation:style-name="pr93"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9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27" draw:layer="layout" svg:width="25.147cm" svg:height="2.677cm" svg:x="1.021cm" svg:y="13.453cm">
          <draw:text-box>
            <text:p><text:span text:style-name="T15">Source(s) :</text:span></text:p>
            <text:list text:style-name="L1">
              <text:list-item>
                <text:p><text:span text:style-name="T22">https://developer.mozilla.org/en-US/docs/Tools/Web_Console/Keyboard_shortcuts</text:span></text:p>
              </text:list-item>
              <text:list-item>
                <text:p><text:span text:style-name="T22">https://developers.google.com/web/tools/chrome-devtools/shortcuts</text:span></text:p>
              </text:list-item>
              <text:list-item>
                <text:p><text:span text:style-name="T22">https://www.youtube.com/watch?v=TcTSqhpm80Y – anglais – présentation de fonctionnalités de la console</text:span></text:p>
              </text:list-item>
            </text:list>
          </draw:text-box>
        </draw:frame>
        <draw:frame draw:style-name="gr2" draw:text-style-name="P23"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8" draw:text-style-name="P70" draw:layer="layout" svg:width="11.4cm" svg:height="3.295cm" svg:x="8.3cm" svg:y="10.158cm">
          <draw:text-box>
            <text:p text:style-name="P12"><text:span text:style-name="T58">Vidéo de présentation en anglais</text:span></text:p>
            <text:p text:style-name="P12"><text:span text:style-name="T58">sur des fonctionnalités de la console</text:span></text:p>
            <text:p text:style-name="P12"><text:span text:style-name="T58">(cliquez sur l'image pour y accéder)</text:span></text:p>
          </draw:text-box>
        </draw:frame>
        <presentation:notes draw:style-name="dp2">
          <draw:page-thumbnail draw:style-name="gr3" draw:layer="layout" svg:width="13.586cm" svg:height="11.136cm" svg:x="3.703cm" svg:y="2.252cm" draw:page-number="80"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4" draw:master-page-name="Default" presentation:presentation-page-layout-name="AL1T0">
        <draw:custom-shape draw:style-name="gr109" draw:text-style-name="P55"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6" draw:layer="layout" svg:width="25.198cm" svg:height="1.303cm" svg:x="1.393cm" svg:y="0.627cm" presentation:class="title" presentation:user-transformed="true">
          <draw:text-box>
            <text:p text:style-name="P1"><text:span text:style-name="T59">Pratiquons ! - </text:span><text:span text:style-name="T43"><text:s/>Notre premier formulaire</text:span></text:p>
          </draw:text-box>
        </draw:frame>
        <draw:custom-shape draw:style-name="gr110" draw:text-style-name="P5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58" draw:layer="layout" svg:width="26.06cm" svg:height="3.104cm" svg:x="1.334cm" svg:y="2.296cm" presentation:class="outline" presentation:user-transformed="true">
          <draw:text-box>
            <text:p text:style-name="P34"><text:span text:style-name="T60">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5" draw:master-page-name="Default" presentation:presentation-page-layout-name="AL3T1">
        <draw:frame presentation:style-name="pr96" draw:text-style-name="P71"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82" presentation:class="page"/>
          <draw:frame presentation:style-name="pr3" draw:text-style-name="P72" draw:layer="layout" svg:width="16.8cm" svg:height="13.365cm" svg:x="2.097cm" svg:y="14.103cm" presentation:class="notes" presentation:placeholder="true">
            <draw:text-box/>
          </draw:frame>
        </presentation:notes>
      </draw:page>
      <draw:page draw:name="page83" draw:style-name="dp5" draw:master-page-name="Default" presentation:presentation-page-layout-name="AL3T1">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0-17T22:30:32.154000000</dc:date>
    <meta:editing-duration>P21DT22H6M46S</meta:editing-duration>
    <meta:editing-cycles>1322</meta:editing-cycles>
    <meta:generator>LibreOffice/7.2.7.2$Windows_X86_64 LibreOffice_project/8d71d29d553c0f7dcbfa38fbfda25ee34cce99a2</meta:generator>
    <meta:document-statistic meta:object-count="686"/>
  </office:meta>
</office:document-meta>
</file>